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merge_obj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35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PARALLEL MERGE</text:p>
          </table:table-cell>
          <table:table-cell table:number-columns-repeated="343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337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37"/>
        </table:table-row>
        <table:table-row table:style-name="ro1">
          <table:table-cell office:value-type="float" office:value="635369000" calcext:value-type="float">
            <text:p>635369000</text:p>
          </table:table-cell>
          <table:table-cell office:value-type="float" office:value="636119000" calcext:value-type="float">
            <text:p>636119000</text:p>
          </table:table-cell>
          <table:table-cell office:value-type="float" office:value="637753000" calcext:value-type="float">
            <text:p>637753000</text:p>
          </table:table-cell>
          <table:table-cell office:value-type="float" office:value="637194000" calcext:value-type="float">
            <text:p>637194000</text:p>
          </table:table-cell>
          <table:table-cell office:value-type="float" office:value="634632000" calcext:value-type="float">
            <text:p>634632000</text:p>
          </table:table-cell>
          <table:table-cell office:value-type="float" office:value="635736000" calcext:value-type="float">
            <text:p>635736000</text:p>
          </table:table-cell>
          <table:table-cell office:value-type="float" office:value="637586000" calcext:value-type="float">
            <text:p>637586000</text:p>
          </table:table-cell>
          <table:table-cell office:value-type="float" office:value="637396000" calcext:value-type="float">
            <text:p>637396000</text:p>
          </table:table-cell>
          <table:table-cell office:value-type="float" office:value="634636000" calcext:value-type="float">
            <text:p>634636000</text:p>
          </table:table-cell>
          <table:table-cell office:value-type="float" office:value="636224000" calcext:value-type="float">
            <text:p>636224000</text:p>
          </table:table-cell>
          <table:table-cell office:value-type="float" office:value="637472000" calcext:value-type="float">
            <text:p>637472000</text:p>
          </table:table-cell>
          <table:table-cell office:value-type="float" office:value="637753000" calcext:value-type="float">
            <text:p>637753000</text:p>
          </table:table-cell>
          <table:table-cell office:value-type="float" office:value="634432000" calcext:value-type="float">
            <text:p>634432000</text:p>
          </table:table-cell>
          <table:table-cell office:value-type="float" office:value="636351000" calcext:value-type="float">
            <text:p>636351000</text:p>
          </table:table-cell>
          <table:table-cell office:value-type="float" office:value="637434000" calcext:value-type="float">
            <text:p>637434000</text:p>
          </table:table-cell>
          <table:table-cell office:value-type="float" office:value="637291000" calcext:value-type="float">
            <text:p>637291000</text:p>
          </table:table-cell>
          <table:table-cell office:value-type="float" office:value="635399000" calcext:value-type="float">
            <text:p>635399000</text:p>
          </table:table-cell>
          <table:table-cell office:value-type="float" office:value="635741000" calcext:value-type="float">
            <text:p>635741000</text:p>
          </table:table-cell>
          <table:table-cell office:value-type="float" office:value="637394000" calcext:value-type="float">
            <text:p>637394000</text:p>
          </table:table-cell>
          <table:table-cell office:value-type="float" office:value="635308000" calcext:value-type="float">
            <text:p>635308000</text:p>
          </table:table-cell>
          <table:table-cell office:value-type="float" office:value="638123000" calcext:value-type="float">
            <text:p>638123000</text:p>
          </table:table-cell>
          <table:table-cell office:value-type="float" office:value="634288000" calcext:value-type="float">
            <text:p>634288000</text:p>
          </table:table-cell>
          <table:table-cell office:value-type="float" office:value="636098000" calcext:value-type="float">
            <text:p>636098000</text:p>
          </table:table-cell>
          <table:table-cell office:value-type="float" office:value="637539000" calcext:value-type="float">
            <text:p>637539000</text:p>
          </table:table-cell>
          <table:table-cell office:value-type="float" office:value="637432000" calcext:value-type="float">
            <text:p>637432000</text:p>
          </table:table-cell>
          <table:table-cell office:value-type="float" office:value="634906000" calcext:value-type="float">
            <text:p>634906000</text:p>
          </table:table-cell>
          <table:table-cell office:value-type="float" office:value="636114000" calcext:value-type="float">
            <text:p>636114000</text:p>
          </table:table-cell>
          <table:table-cell office:value-type="float" office:value="637167000" calcext:value-type="float">
            <text:p>637167000</text:p>
          </table:table-cell>
          <table:table-cell office:value-type="float" office:value="638153000" calcext:value-type="float">
            <text:p>638153000</text:p>
          </table:table-cell>
          <table:table-cell office:value-type="float" office:value="634040000" calcext:value-type="float">
            <text:p>634040000</text:p>
          </table:table-cell>
          <table:table-cell office:value-type="float" office:value="635370000" calcext:value-type="float">
            <text:p>635370000</text:p>
          </table:table-cell>
          <table:table-cell office:value-type="float" office:value="637820000" calcext:value-type="float">
            <text:p>637820000</text:p>
          </table:table-cell>
          <table:table-cell office:value-type="float" office:value="634384000" calcext:value-type="float">
            <text:p>634384000</text:p>
          </table:table-cell>
          <table:table-cell office:value-type="float" office:value="637797000" calcext:value-type="float">
            <text:p>637797000</text:p>
          </table:table-cell>
          <table:table-cell office:value-type="float" office:value="635472000" calcext:value-type="float">
            <text:p>635472000</text:p>
          </table:table-cell>
          <table:table-cell office:value-type="float" office:value="637129000" calcext:value-type="float">
            <text:p>637129000</text:p>
          </table:table-cell>
          <table:table-cell office:value-type="float" office:value="634683000" calcext:value-type="float">
            <text:p>634683000</text:p>
          </table:table-cell>
          <table:table-cell office:value-type="float" office:value="638378000" calcext:value-type="float">
            <text:p>638378000</text:p>
          </table:table-cell>
          <table:table-cell office:value-type="float" office:value="635600000" calcext:value-type="float">
            <text:p>635600000</text:p>
          </table:table-cell>
          <table:table-cell office:value-type="float" office:value="634926000" calcext:value-type="float">
            <text:p>634926000</text:p>
          </table:table-cell>
          <table:table-cell office:value-type="float" office:value="637260000" calcext:value-type="float">
            <text:p>637260000</text:p>
          </table:table-cell>
          <table:table-cell office:value-type="float" office:value="637427000" calcext:value-type="float">
            <text:p>637427000</text:p>
          </table:table-cell>
          <table:table-cell office:value-type="float" office:value="635395000" calcext:value-type="float">
            <text:p>635395000</text:p>
          </table:table-cell>
          <table:table-cell office:value-type="float" office:value="635319000" calcext:value-type="float">
            <text:p>635319000</text:p>
          </table:table-cell>
          <table:table-cell office:value-type="float" office:value="636939000" calcext:value-type="float">
            <text:p>636939000</text:p>
          </table:table-cell>
          <table:table-cell office:value-type="float" office:value="637454000" calcext:value-type="float">
            <text:p>637454000</text:p>
          </table:table-cell>
          <table:table-cell office:value-type="float" office:value="634454000" calcext:value-type="float">
            <text:p>634454000</text:p>
          </table:table-cell>
          <table:table-cell office:value-type="float" office:value="636244000" calcext:value-type="float">
            <text:p>636244000</text:p>
          </table:table-cell>
          <table:table-cell office:value-type="float" office:value="636915000" calcext:value-type="float">
            <text:p>636915000</text:p>
          </table:table-cell>
          <table:table-cell office:value-type="float" office:value="634805000" calcext:value-type="float">
            <text:p>634805000</text:p>
          </table:table-cell>
          <table:table-cell office:value-type="float" office:value="637989000" calcext:value-type="float">
            <text:p>637989000</text:p>
          </table:table-cell>
          <table:table-cell office:value-type="float" office:value="635988000" calcext:value-type="float">
            <text:p>635988000</text:p>
          </table:table-cell>
          <table:table-cell office:value-type="float" office:value="637512000" calcext:value-type="float">
            <text:p>637512000</text:p>
          </table:table-cell>
          <table:table-cell office:value-type="float" office:value="635186000" calcext:value-type="float">
            <text:p>635186000</text:p>
          </table:table-cell>
          <table:table-cell office:value-type="float" office:value="637758000" calcext:value-type="float">
            <text:p>637758000</text:p>
          </table:table-cell>
          <table:table-cell office:value-type="float" office:value="636390000" calcext:value-type="float">
            <text:p>636390000</text:p>
          </table:table-cell>
          <table:table-cell office:value-type="float" office:value="637338000" calcext:value-type="float">
            <text:p>637338000</text:p>
          </table:table-cell>
          <table:table-cell office:value-type="float" office:value="634785000" calcext:value-type="float">
            <text:p>634785000</text:p>
          </table:table-cell>
          <table:table-cell office:value-type="float" office:value="637713000" calcext:value-type="float">
            <text:p>637713000</text:p>
          </table:table-cell>
          <table:table-cell office:value-type="float" office:value="635384000" calcext:value-type="float">
            <text:p>635384000</text:p>
          </table:table-cell>
          <table:table-cell office:value-type="float" office:value="634107000" calcext:value-type="float">
            <text:p>634107000</text:p>
          </table:table-cell>
          <table:table-cell office:value-type="float" office:value="637582000" calcext:value-type="float">
            <text:p>637582000</text:p>
          </table:table-cell>
          <table:table-cell office:value-type="float" office:value="637789000" calcext:value-type="float">
            <text:p>637789000</text:p>
          </table:table-cell>
          <table:table-cell office:value-type="float" office:value="635268000" calcext:value-type="float">
            <text:p>635268000</text:p>
          </table:table-cell>
          <table:table-cell office:value-type="float" office:value="635976000" calcext:value-type="float">
            <text:p>635976000</text:p>
          </table:table-cell>
          <table:table-cell office:value-type="float" office:value="636866000" calcext:value-type="float">
            <text:p>636866000</text:p>
          </table:table-cell>
          <table:table-cell office:value-type="float" office:value="636972000" calcext:value-type="float">
            <text:p>636972000</text:p>
          </table:table-cell>
          <table:table-cell office:value-type="float" office:value="634424000" calcext:value-type="float">
            <text:p>634424000</text:p>
          </table:table-cell>
          <table:table-cell office:value-type="float" office:value="635880000" calcext:value-type="float">
            <text:p>635880000</text:p>
          </table:table-cell>
          <table:table-cell office:value-type="float" office:value="636878000" calcext:value-type="float">
            <text:p>636878000</text:p>
          </table:table-cell>
          <table:table-cell office:value-type="float" office:value="637672000" calcext:value-type="float">
            <text:p>637672000</text:p>
          </table:table-cell>
          <table:table-cell office:value-type="float" office:value="635032000" calcext:value-type="float">
            <text:p>635032000</text:p>
          </table:table-cell>
          <table:table-cell office:value-type="float" office:value="637059000" calcext:value-type="float">
            <text:p>637059000</text:p>
          </table:table-cell>
          <table:table-cell office:value-type="float" office:value="637834000" calcext:value-type="float">
            <text:p>637834000</text:p>
          </table:table-cell>
          <table:table-cell office:value-type="float" office:value="636043000" calcext:value-type="float">
            <text:p>636043000</text:p>
          </table:table-cell>
          <table:table-cell office:value-type="float" office:value="635673000" calcext:value-type="float">
            <text:p>635673000</text:p>
          </table:table-cell>
          <table:table-cell office:value-type="float" office:value="637591000" calcext:value-type="float">
            <text:p>637591000</text:p>
          </table:table-cell>
          <table:table-cell office:value-type="float" office:value="637732000" calcext:value-type="float">
            <text:p>637732000</text:p>
          </table:table-cell>
          <table:table-cell office:value-type="float" office:value="635677000" calcext:value-type="float">
            <text:p>635677000</text:p>
          </table:table-cell>
          <table:table-cell office:value-type="float" office:value="636346000" calcext:value-type="float">
            <text:p>636346000</text:p>
          </table:table-cell>
          <table:table-cell office:value-type="float" office:value="637122000" calcext:value-type="float">
            <text:p>637122000</text:p>
          </table:table-cell>
          <table:table-cell office:value-type="float" office:value="634634000" calcext:value-type="float">
            <text:p>634634000</text:p>
          </table:table-cell>
          <table:table-cell office:value-type="float" office:value="637640000" calcext:value-type="float">
            <text:p>637640000</text:p>
          </table:table-cell>
          <table:table-cell office:value-type="float" office:value="635020000" calcext:value-type="float">
            <text:p>635020000</text:p>
          </table:table-cell>
          <table:table-cell office:value-type="float" office:value="636622000" calcext:value-type="float">
            <text:p>636622000</text:p>
          </table:table-cell>
          <table:table-cell office:value-type="float" office:value="636894000" calcext:value-type="float">
            <text:p>636894000</text:p>
          </table:table-cell>
          <table:table-cell office:value-type="float" office:value="634713000" calcext:value-type="float">
            <text:p>634713000</text:p>
          </table:table-cell>
          <table:table-cell office:value-type="float" office:value="638609000" calcext:value-type="float">
            <text:p>638609000</text:p>
          </table:table-cell>
          <table:table-cell office:value-type="float" office:value="636607000" calcext:value-type="float">
            <text:p>636607000</text:p>
          </table:table-cell>
          <table:table-cell office:value-type="float" office:value="637328000" calcext:value-type="float">
            <text:p>637328000</text:p>
          </table:table-cell>
          <table:table-cell office:value-type="float" office:value="635332000" calcext:value-type="float">
            <text:p>635332000</text:p>
          </table:table-cell>
          <table:table-cell office:value-type="float" office:value="638612000" calcext:value-type="float">
            <text:p>638612000</text:p>
          </table:table-cell>
          <table:table-cell office:value-type="float" office:value="636618000" calcext:value-type="float">
            <text:p>636618000</text:p>
          </table:table-cell>
          <table:table-cell office:value-type="float" office:value="637416000" calcext:value-type="float">
            <text:p>637416000</text:p>
          </table:table-cell>
          <table:table-cell office:value-type="float" office:value="635346000" calcext:value-type="float">
            <text:p>635346000</text:p>
          </table:table-cell>
          <table:table-cell office:value-type="float" office:value="634251000" calcext:value-type="float">
            <text:p>634251000</text:p>
          </table:table-cell>
          <table:table-cell office:value-type="float" office:value="636597000" calcext:value-type="float">
            <text:p>636597000</text:p>
          </table:table-cell>
          <table:table-cell office:value-type="float" office:value="638605000" calcext:value-type="float">
            <text:p>638605000</text:p>
          </table:table-cell>
          <table:table-cell office:value-type="float" office:value="637307000" calcext:value-type="float">
            <text:p>637307000</text:p>
          </table:table-cell>
          <table:table-cell office:value-type="float" office:value="635554000" calcext:value-type="float">
            <text:p>635554000</text:p>
          </table:table-cell>
          <table:table-cell office:value-type="float" office:value="636602000" calcext:value-type="float">
            <text:p>636602000</text:p>
          </table:table-cell>
          <table:table-cell office:value-type="float" office:value="637335000" calcext:value-type="float">
            <text:p>637335000</text:p>
          </table:table-cell>
          <table:table-cell office:value-type="float" office:value="638603000" calcext:value-type="float">
            <text:p>638603000</text:p>
          </table:table-cell>
          <table:table-cell office:value-type="float" office:value="635365000" calcext:value-type="float">
            <text:p>635365000</text:p>
          </table:table-cell>
          <table:table-cell office:value-type="float" office:value="636625000" calcext:value-type="float">
            <text:p>636625000</text:p>
          </table:table-cell>
          <table:table-cell office:value-type="float" office:value="637214000" calcext:value-type="float">
            <text:p>637214000</text:p>
          </table:table-cell>
          <table:table-cell office:value-type="float" office:value="638609000" calcext:value-type="float">
            <text:p>638609000</text:p>
          </table:table-cell>
          <table:table-cell office:value-type="float" office:value="635872000" calcext:value-type="float">
            <text:p>635872000</text:p>
          </table:table-cell>
          <table:table-cell office:value-type="float" office:value="636609000" calcext:value-type="float">
            <text:p>636609000</text:p>
          </table:table-cell>
          <table:table-cell office:value-type="float" office:value="636481000" calcext:value-type="float">
            <text:p>636481000</text:p>
          </table:table-cell>
          <table:table-cell office:value-type="float" office:value="638601000" calcext:value-type="float">
            <text:p>638601000</text:p>
          </table:table-cell>
          <table:table-cell office:value-type="float" office:value="634393000" calcext:value-type="float">
            <text:p>634393000</text:p>
          </table:table-cell>
          <table:table-cell office:value-type="float" office:value="636616000" calcext:value-type="float">
            <text:p>636616000</text:p>
          </table:table-cell>
          <table:table-cell office:value-type="float" office:value="637468000" calcext:value-type="float">
            <text:p>637468000</text:p>
          </table:table-cell>
          <table:table-cell office:value-type="float" office:value="638608000" calcext:value-type="float">
            <text:p>638608000</text:p>
          </table:table-cell>
          <table:table-cell office:value-type="float" office:value="634964000" calcext:value-type="float">
            <text:p>634964000</text:p>
          </table:table-cell>
          <table:table-cell office:value-type="float" office:value="636622000" calcext:value-type="float">
            <text:p>636622000</text:p>
          </table:table-cell>
          <table:table-cell office:value-type="float" office:value="636972000" calcext:value-type="float">
            <text:p>636972000</text:p>
          </table:table-cell>
          <table:table-cell office:value-type="float" office:value="634554000" calcext:value-type="float">
            <text:p>634554000</text:p>
          </table:table-cell>
          <table:table-cell office:value-type="float" office:value="638605000" calcext:value-type="float">
            <text:p>638605000</text:p>
          </table:table-cell>
          <table:table-cell office:value-type="float" office:value="633934000" calcext:value-type="float">
            <text:p>633934000</text:p>
          </table:table-cell>
          <table:table-cell office:value-type="float" office:value="636615000" calcext:value-type="float">
            <text:p>636615000</text:p>
          </table:table-cell>
          <table:table-cell office:value-type="float" office:value="636793000" calcext:value-type="float">
            <text:p>636793000</text:p>
          </table:table-cell>
          <table:table-cell office:value-type="float" office:value="638607000" calcext:value-type="float">
            <text:p>638607000</text:p>
          </table:table-cell>
          <table:table-cell office:value-type="float" office:value="635917000" calcext:value-type="float">
            <text:p>635917000</text:p>
          </table:table-cell>
          <table:table-cell office:value-type="float" office:value="636617000" calcext:value-type="float">
            <text:p>636617000</text:p>
          </table:table-cell>
          <table:table-cell office:value-type="float" office:value="636756000" calcext:value-type="float">
            <text:p>636756000</text:p>
          </table:table-cell>
          <table:table-cell office:value-type="float" office:value="638608000" calcext:value-type="float">
            <text:p>638608000</text:p>
          </table:table-cell>
          <table:table-cell office:value-type="float" office:value="633996000" calcext:value-type="float">
            <text:p>633996000</text:p>
          </table:table-cell>
          <table:table-cell office:value-type="float" office:value="636788000" calcext:value-type="float">
            <text:p>636788000</text:p>
          </table:table-cell>
          <table:table-cell office:value-type="float" office:value="636611000" calcext:value-type="float">
            <text:p>636611000</text:p>
          </table:table-cell>
          <table:table-cell office:value-type="float" office:value="634475000" calcext:value-type="float">
            <text:p>634475000</text:p>
          </table:table-cell>
          <table:table-cell office:value-type="float" office:value="638605000" calcext:value-type="float">
            <text:p>638605000</text:p>
          </table:table-cell>
          <table:table-cell office:value-type="float" office:value="636454000" calcext:value-type="float">
            <text:p>636454000</text:p>
          </table:table-cell>
          <table:table-cell office:value-type="float" office:value="636634000" calcext:value-type="float">
            <text:p>636634000</text:p>
          </table:table-cell>
          <table:table-cell office:value-type="float" office:value="634819000" calcext:value-type="float">
            <text:p>634819000</text:p>
          </table:table-cell>
          <table:table-cell office:value-type="float" office:value="638604000" calcext:value-type="float">
            <text:p>638604000</text:p>
          </table:table-cell>
          <table:table-cell office:value-type="float" office:value="636781000" calcext:value-type="float">
            <text:p>636781000</text:p>
          </table:table-cell>
          <table:table-cell office:value-type="float" office:value="636614000" calcext:value-type="float">
            <text:p>636614000</text:p>
          </table:table-cell>
          <table:table-cell office:value-type="float" office:value="634652000" calcext:value-type="float">
            <text:p>634652000</text:p>
          </table:table-cell>
          <table:table-cell office:value-type="float" office:value="638601000" calcext:value-type="float">
            <text:p>638601000</text:p>
          </table:table-cell>
          <table:table-cell office:value-type="float" office:value="637532000" calcext:value-type="float">
            <text:p>637532000</text:p>
          </table:table-cell>
          <table:table-cell office:value-type="float" office:value="636607000" calcext:value-type="float">
            <text:p>636607000</text:p>
          </table:table-cell>
          <table:table-cell office:value-type="float" office:value="638605000" calcext:value-type="float">
            <text:p>638605000</text:p>
          </table:table-cell>
          <table:table-cell office:value-type="float" office:value="636848000" calcext:value-type="float">
            <text:p>636848000</text:p>
          </table:table-cell>
          <table:table-cell office:value-type="float" office:value="636628000" calcext:value-type="float">
            <text:p>636628000</text:p>
          </table:table-cell>
          <table:table-cell office:value-type="float" office:value="636470000" calcext:value-type="float">
            <text:p>636470000</text:p>
          </table:table-cell>
          <table:table-cell office:value-type="float" office:value="638605000" calcext:value-type="float">
            <text:p>638605000</text:p>
          </table:table-cell>
          <table:table-cell office:value-type="float" office:value="637394000" calcext:value-type="float">
            <text:p>637394000</text:p>
          </table:table-cell>
          <table:table-cell office:value-type="float" office:value="636629000" calcext:value-type="float">
            <text:p>636629000</text:p>
          </table:table-cell>
          <table:table-cell office:value-type="float" office:value="636462000" calcext:value-type="float">
            <text:p>636462000</text:p>
          </table:table-cell>
          <table:table-cell office:value-type="float" office:value="638603000" calcext:value-type="float">
            <text:p>638603000</text:p>
          </table:table-cell>
          <table:table-cell office:value-type="float" office:value="636900000" calcext:value-type="float">
            <text:p>636900000</text:p>
          </table:table-cell>
          <table:table-cell office:value-type="float" office:value="636631000" calcext:value-type="float">
            <text:p>636631000</text:p>
          </table:table-cell>
          <table:table-cell office:value-type="float" office:value="636466000" calcext:value-type="float">
            <text:p>636466000</text:p>
          </table:table-cell>
          <table:table-cell office:value-type="float" office:value="637758000" calcext:value-type="float">
            <text:p>637758000</text:p>
          </table:table-cell>
          <table:table-cell office:value-type="float" office:value="638608000" calcext:value-type="float">
            <text:p>638608000</text:p>
          </table:table-cell>
          <table:table-cell office:value-type="float" office:value="636456000" calcext:value-type="float">
            <text:p>636456000</text:p>
          </table:table-cell>
          <table:table-cell office:value-type="float" office:value="636597000" calcext:value-type="float">
            <text:p>636597000</text:p>
          </table:table-cell>
          <table:table-cell office:value-type="float" office:value="636447000" calcext:value-type="float">
            <text:p>636447000</text:p>
          </table:table-cell>
          <table:table-cell office:value-type="float" office:value="636783000" calcext:value-type="float">
            <text:p>636783000</text:p>
          </table:table-cell>
          <table:table-cell office:value-type="float" office:value="638608000" calcext:value-type="float">
            <text:p>638608000</text:p>
          </table:table-cell>
          <table:table-cell office:value-type="float" office:value="636606000" calcext:value-type="float">
            <text:p>636606000</text:p>
          </table:table-cell>
          <table:table-cell office:value-type="float" office:value="636471000" calcext:value-type="float">
            <text:p>636471000</text:p>
          </table:table-cell>
          <table:table-cell office:value-type="float" office:value="638603000" calcext:value-type="float">
            <text:p>638603000</text:p>
          </table:table-cell>
          <table:table-cell office:value-type="float" office:value="639108000" calcext:value-type="float">
            <text:p>639108000</text:p>
          </table:table-cell>
          <table:table-cell office:value-type="float" office:value="636461000" calcext:value-type="float">
            <text:p>636461000</text:p>
          </table:table-cell>
          <table:table-cell office:value-type="float" office:value="638607000" calcext:value-type="float">
            <text:p>638607000</text:p>
          </table:table-cell>
          <table:table-cell office:value-type="float" office:value="637025000" calcext:value-type="float">
            <text:p>637025000</text:p>
          </table:table-cell>
          <table:table-cell office:value-type="float" office:value="636476000" calcext:value-type="float">
            <text:p>636476000</text:p>
          </table:table-cell>
          <table:table-cell office:value-type="float" office:value="638832000" calcext:value-type="float">
            <text:p>638832000</text:p>
          </table:table-cell>
          <table:table-cell office:value-type="float" office:value="637448000" calcext:value-type="float">
            <text:p>637448000</text:p>
          </table:table-cell>
          <table:table-cell office:value-type="float" office:value="636471000" calcext:value-type="float">
            <text:p>636471000</text:p>
          </table:table-cell>
          <table:table-cell office:value-type="float" office:value="638656000" calcext:value-type="float">
            <text:p>638656000</text:p>
          </table:table-cell>
          <table:table-cell office:value-type="float" office:value="640725000" calcext:value-type="float">
            <text:p>640725000</text:p>
          </table:table-cell>
          <table:table-cell office:value-type="float" office:value="637142000" calcext:value-type="float">
            <text:p>637142000</text:p>
          </table:table-cell>
          <table:table-cell office:value-type="float" office:value="636479000" calcext:value-type="float">
            <text:p>636479000</text:p>
          </table:table-cell>
          <table:table-cell office:value-type="float" office:value="639009000" calcext:value-type="float">
            <text:p>639009000</text:p>
          </table:table-cell>
          <table:table-cell office:value-type="float" office:value="640915000" calcext:value-type="float">
            <text:p>640915000</text:p>
          </table:table-cell>
          <table:table-cell office:value-type="float" office:value="637522000" calcext:value-type="float">
            <text:p>637522000</text:p>
          </table:table-cell>
          <table:table-cell office:value-type="float" office:value="636445000" calcext:value-type="float">
            <text:p>636445000</text:p>
          </table:table-cell>
          <table:table-cell office:value-type="float" office:value="638878000" calcext:value-type="float">
            <text:p>638878000</text:p>
          </table:table-cell>
          <table:table-cell office:value-type="float" office:value="640847000" calcext:value-type="float">
            <text:p>640847000</text:p>
          </table:table-cell>
          <table:table-cell office:value-type="float" office:value="637180000" calcext:value-type="float">
            <text:p>637180000</text:p>
          </table:table-cell>
          <table:table-cell office:value-type="float" office:value="636454000" calcext:value-type="float">
            <text:p>636454000</text:p>
          </table:table-cell>
          <table:table-cell office:value-type="float" office:value="638962000" calcext:value-type="float">
            <text:p>638962000</text:p>
          </table:table-cell>
          <table:table-cell office:value-type="float" office:value="640986000" calcext:value-type="float">
            <text:p>640986000</text:p>
          </table:table-cell>
          <table:table-cell office:value-type="float" office:value="637188000" calcext:value-type="float">
            <text:p>637188000</text:p>
          </table:table-cell>
          <table:table-cell office:value-type="float" office:value="636475000" calcext:value-type="float">
            <text:p>636475000</text:p>
          </table:table-cell>
          <table:table-cell office:value-type="float" office:value="638888000" calcext:value-type="float">
            <text:p>638888000</text:p>
          </table:table-cell>
          <table:table-cell office:value-type="float" office:value="637151000" calcext:value-type="float">
            <text:p>637151000</text:p>
          </table:table-cell>
          <table:table-cell office:value-type="float" office:value="636462000" calcext:value-type="float">
            <text:p>636462000</text:p>
          </table:table-cell>
          <table:table-cell office:value-type="float" office:value="640855000" calcext:value-type="float">
            <text:p>640855000</text:p>
          </table:table-cell>
          <table:table-cell office:value-type="float" office:value="638838000" calcext:value-type="float">
            <text:p>638838000</text:p>
          </table:table-cell>
          <table:table-cell office:value-type="float" office:value="636458000" calcext:value-type="float">
            <text:p>636458000</text:p>
          </table:table-cell>
          <table:table-cell office:value-type="float" office:value="636893000" calcext:value-type="float">
            <text:p>636893000</text:p>
          </table:table-cell>
          <table:table-cell office:value-type="float" office:value="640743000" calcext:value-type="float">
            <text:p>640743000</text:p>
          </table:table-cell>
          <table:table-cell office:value-type="float" office:value="636460000" calcext:value-type="float">
            <text:p>636460000</text:p>
          </table:table-cell>
          <table:table-cell office:value-type="float" office:value="638920000" calcext:value-type="float">
            <text:p>638920000</text:p>
          </table:table-cell>
          <table:table-cell office:value-type="float" office:value="636961000" calcext:value-type="float">
            <text:p>636961000</text:p>
          </table:table-cell>
          <table:table-cell office:value-type="float" office:value="640715000" calcext:value-type="float">
            <text:p>640715000</text:p>
          </table:table-cell>
          <table:table-cell office:value-type="float" office:value="636453000" calcext:value-type="float">
            <text:p>636453000</text:p>
          </table:table-cell>
          <table:table-cell office:value-type="float" office:value="639107000" calcext:value-type="float">
            <text:p>639107000</text:p>
          </table:table-cell>
          <table:table-cell office:value-type="float" office:value="636891000" calcext:value-type="float">
            <text:p>636891000</text:p>
          </table:table-cell>
          <table:table-cell office:value-type="float" office:value="640916000" calcext:value-type="float">
            <text:p>640916000</text:p>
          </table:table-cell>
          <table:table-cell office:value-type="float" office:value="636482000" calcext:value-type="float">
            <text:p>636482000</text:p>
          </table:table-cell>
          <table:table-cell office:value-type="float" office:value="638905000" calcext:value-type="float">
            <text:p>638905000</text:p>
          </table:table-cell>
          <table:table-cell office:value-type="float" office:value="637179000" calcext:value-type="float">
            <text:p>637179000</text:p>
          </table:table-cell>
          <table:table-cell office:value-type="float" office:value="640988000" calcext:value-type="float">
            <text:p>640988000</text:p>
          </table:table-cell>
          <table:table-cell office:value-type="float" office:value="636459000" calcext:value-type="float">
            <text:p>636459000</text:p>
          </table:table-cell>
          <table:table-cell office:value-type="float" office:value="636534000" calcext:value-type="float">
            <text:p>636534000</text:p>
          </table:table-cell>
          <table:table-cell office:value-type="float" office:value="639009000" calcext:value-type="float">
            <text:p>639009000</text:p>
          </table:table-cell>
          <table:table-cell office:value-type="float" office:value="640838000" calcext:value-type="float">
            <text:p>640838000</text:p>
          </table:table-cell>
          <table:table-cell office:value-type="float" office:value="636465000" calcext:value-type="float">
            <text:p>636465000</text:p>
          </table:table-cell>
          <table:table-cell office:value-type="float" office:value="637712000" calcext:value-type="float">
            <text:p>637712000</text:p>
          </table:table-cell>
          <table:table-cell office:value-type="float" office:value="638862000" calcext:value-type="float">
            <text:p>638862000</text:p>
          </table:table-cell>
          <table:table-cell office:value-type="float" office:value="640964000" calcext:value-type="float">
            <text:p>640964000</text:p>
          </table:table-cell>
          <table:table-cell office:value-type="float" office:value="639603000" calcext:value-type="float">
            <text:p>639603000</text:p>
          </table:table-cell>
          <table:table-cell office:value-type="float" office:value="637267000" calcext:value-type="float">
            <text:p>637267000</text:p>
          </table:table-cell>
          <table:table-cell office:value-type="float" office:value="639061000" calcext:value-type="float">
            <text:p>639061000</text:p>
          </table:table-cell>
          <table:table-cell office:value-type="float" office:value="640800000" calcext:value-type="float">
            <text:p>640800000</text:p>
          </table:table-cell>
          <table:table-cell office:value-type="float" office:value="639691000" calcext:value-type="float">
            <text:p>639691000</text:p>
          </table:table-cell>
          <table:table-cell office:value-type="float" office:value="636551000" calcext:value-type="float">
            <text:p>636551000</text:p>
          </table:table-cell>
          <table:table-cell office:value-type="float" office:value="638955000" calcext:value-type="float">
            <text:p>638955000</text:p>
          </table:table-cell>
          <table:table-cell office:value-type="float" office:value="640770000" calcext:value-type="float">
            <text:p>640770000</text:p>
          </table:table-cell>
          <table:table-cell office:value-type="float" office:value="639669000" calcext:value-type="float">
            <text:p>639669000</text:p>
          </table:table-cell>
          <table:table-cell office:value-type="float" office:value="637432000" calcext:value-type="float">
            <text:p>637432000</text:p>
          </table:table-cell>
          <table:table-cell office:value-type="float" office:value="638917000" calcext:value-type="float">
            <text:p>638917000</text:p>
          </table:table-cell>
          <table:table-cell office:value-type="float" office:value="640733000" calcext:value-type="float">
            <text:p>640733000</text:p>
          </table:table-cell>
          <table:table-cell office:value-type="float" office:value="639694000" calcext:value-type="float">
            <text:p>639694000</text:p>
          </table:table-cell>
          <table:table-cell office:value-type="float" office:value="636703000" calcext:value-type="float">
            <text:p>636703000</text:p>
          </table:table-cell>
          <table:table-cell office:value-type="float" office:value="638615000" calcext:value-type="float">
            <text:p>638615000</text:p>
          </table:table-cell>
          <table:table-cell office:value-type="float" office:value="639547000" calcext:value-type="float">
            <text:p>639547000</text:p>
          </table:table-cell>
          <table:table-cell office:value-type="float" office:value="640672000" calcext:value-type="float">
            <text:p>640672000</text:p>
          </table:table-cell>
          <table:table-cell office:value-type="float" office:value="636861000" calcext:value-type="float">
            <text:p>636861000</text:p>
          </table:table-cell>
          <table:table-cell office:value-type="float" office:value="638909000" calcext:value-type="float">
            <text:p>638909000</text:p>
          </table:table-cell>
          <table:table-cell office:value-type="float" office:value="639795000" calcext:value-type="float">
            <text:p>639795000</text:p>
          </table:table-cell>
          <table:table-cell office:value-type="float" office:value="637063000" calcext:value-type="float">
            <text:p>637063000</text:p>
          </table:table-cell>
          <table:table-cell office:value-type="float" office:value="640887000" calcext:value-type="float">
            <text:p>640887000</text:p>
          </table:table-cell>
          <table:table-cell office:value-type="float" office:value="638699000" calcext:value-type="float">
            <text:p>638699000</text:p>
          </table:table-cell>
          <table:table-cell office:value-type="float" office:value="640014000" calcext:value-type="float">
            <text:p>640014000</text:p>
          </table:table-cell>
          <table:table-cell office:value-type="float" office:value="637876000" calcext:value-type="float">
            <text:p>637876000</text:p>
          </table:table-cell>
          <table:table-cell office:value-type="float" office:value="640820000" calcext:value-type="float">
            <text:p>640820000</text:p>
          </table:table-cell>
          <table:table-cell office:value-type="float" office:value="638853000" calcext:value-type="float">
            <text:p>638853000</text:p>
          </table:table-cell>
          <table:table-cell office:value-type="float" office:value="639579000" calcext:value-type="float">
            <text:p>639579000</text:p>
          </table:table-cell>
          <table:table-cell office:value-type="float" office:value="640742000" calcext:value-type="float">
            <text:p>640742000</text:p>
          </table:table-cell>
          <table:table-cell office:value-type="float" office:value="639849000" calcext:value-type="float">
            <text:p>639849000</text:p>
          </table:table-cell>
          <table:table-cell office:value-type="float" office:value="638057000" calcext:value-type="float">
            <text:p>638057000</text:p>
          </table:table-cell>
          <table:table-cell office:value-type="float" office:value="639145000" calcext:value-type="float">
            <text:p>639145000</text:p>
          </table:table-cell>
          <table:table-cell office:value-type="float" office:value="640940000" calcext:value-type="float">
            <text:p>640940000</text:p>
          </table:table-cell>
          <table:table-cell office:value-type="float" office:value="640019000" calcext:value-type="float">
            <text:p>640019000</text:p>
          </table:table-cell>
          <table:table-cell office:value-type="float" office:value="638042000" calcext:value-type="float">
            <text:p>638042000</text:p>
          </table:table-cell>
          <table:table-cell office:value-type="float" office:value="639145000" calcext:value-type="float">
            <text:p>639145000</text:p>
          </table:table-cell>
          <table:table-cell office:value-type="float" office:value="640877000" calcext:value-type="float">
            <text:p>640877000</text:p>
          </table:table-cell>
          <table:table-cell office:value-type="float" office:value="639841000" calcext:value-type="float">
            <text:p>639841000</text:p>
          </table:table-cell>
          <table:table-cell office:value-type="float" office:value="638055000" calcext:value-type="float">
            <text:p>638055000</text:p>
          </table:table-cell>
          <table:table-cell office:value-type="float" office:value="639145000" calcext:value-type="float">
            <text:p>639145000</text:p>
          </table:table-cell>
          <table:table-cell office:value-type="float" office:value="639800000" calcext:value-type="float">
            <text:p>639800000</text:p>
          </table:table-cell>
          <table:table-cell office:value-type="float" office:value="638056000" calcext:value-type="float">
            <text:p>638056000</text:p>
          </table:table-cell>
          <table:table-cell office:value-type="float" office:value="639145000" calcext:value-type="float">
            <text:p>639145000</text:p>
          </table:table-cell>
          <table:table-cell office:value-type="float" office:value="639885000" calcext:value-type="float">
            <text:p>639885000</text:p>
          </table:table-cell>
          <table:table-cell office:value-type="float" office:value="641103000" calcext:value-type="float">
            <text:p>641103000</text:p>
          </table:table-cell>
          <table:table-cell office:value-type="float" office:value="638063000" calcext:value-type="float">
            <text:p>638063000</text:p>
          </table:table-cell>
          <table:table-cell office:value-type="float" office:value="639145000" calcext:value-type="float">
            <text:p>639145000</text:p>
          </table:table-cell>
          <table:table-cell office:value-type="float" office:value="639980000" calcext:value-type="float">
            <text:p>639980000</text:p>
          </table:table-cell>
          <table:table-cell office:value-type="float" office:value="641103000" calcext:value-type="float">
            <text:p>641103000</text:p>
          </table:table-cell>
          <table:table-cell office:value-type="float" office:value="638057000" calcext:value-type="float">
            <text:p>638057000</text:p>
          </table:table-cell>
          <table:table-cell office:value-type="float" office:value="639145000" calcext:value-type="float">
            <text:p>639145000</text:p>
          </table:table-cell>
          <table:table-cell office:value-type="float" office:value="639746000" calcext:value-type="float">
            <text:p>639746000</text:p>
          </table:table-cell>
          <table:table-cell office:value-type="float" office:value="641103000" calcext:value-type="float">
            <text:p>641103000</text:p>
          </table:table-cell>
          <table:table-cell office:value-type="float" office:value="638065000" calcext:value-type="float">
            <text:p>638065000</text:p>
          </table:table-cell>
          <table:table-cell office:value-type="float" office:value="639815000" calcext:value-type="float">
            <text:p>639815000</text:p>
          </table:table-cell>
          <table:table-cell office:value-type="float" office:value="639145000" calcext:value-type="float">
            <text:p>639145000</text:p>
          </table:table-cell>
          <table:table-cell office:value-type="float" office:value="641103000" calcext:value-type="float">
            <text:p>641103000</text:p>
          </table:table-cell>
          <table:table-cell office:value-type="float" office:value="638052000" calcext:value-type="float">
            <text:p>638052000</text:p>
          </table:table-cell>
          <table:table-cell office:value-type="float" office:value="640156000" calcext:value-type="float">
            <text:p>640156000</text:p>
          </table:table-cell>
          <table:table-cell office:value-type="float" office:value="639145000" calcext:value-type="float">
            <text:p>639145000</text:p>
          </table:table-cell>
          <table:table-cell office:value-type="float" office:value="641103000" calcext:value-type="float">
            <text:p>641103000</text:p>
          </table:table-cell>
          <table:table-cell office:value-type="float" office:value="638059000" calcext:value-type="float">
            <text:p>638059000</text:p>
          </table:table-cell>
          <table:table-cell office:value-type="float" office:value="639582000" calcext:value-type="float">
            <text:p>639582000</text:p>
          </table:table-cell>
          <table:table-cell office:value-type="float" office:value="639145000" calcext:value-type="float">
            <text:p>639145000</text:p>
          </table:table-cell>
          <table:table-cell office:value-type="float" office:value="641102000" calcext:value-type="float">
            <text:p>641102000</text:p>
          </table:table-cell>
          <table:table-cell office:value-type="float" office:value="639826000" calcext:value-type="float">
            <text:p>639826000</text:p>
          </table:table-cell>
          <table:table-cell office:value-type="float" office:value="638063000" calcext:value-type="float">
            <text:p>638063000</text:p>
          </table:table-cell>
          <table:table-cell office:value-type="float" office:value="639145000" calcext:value-type="float">
            <text:p>639145000</text:p>
          </table:table-cell>
          <table:table-cell office:value-type="float" office:value="639589000" calcext:value-type="float">
            <text:p>639589000</text:p>
          </table:table-cell>
          <table:table-cell office:value-type="float" office:value="638063000" calcext:value-type="float">
            <text:p>638063000</text:p>
          </table:table-cell>
          <table:table-cell office:value-type="float" office:value="641103000" calcext:value-type="float">
            <text:p>641103000</text:p>
          </table:table-cell>
          <table:table-cell office:value-type="float" office:value="639145000" calcext:value-type="float">
            <text:p>639145000</text:p>
          </table:table-cell>
          <table:table-cell office:value-type="float" office:value="638065000" calcext:value-type="float">
            <text:p>638065000</text:p>
          </table:table-cell>
          <table:table-cell office:value-type="float" office:value="641103000" calcext:value-type="float">
            <text:p>641103000</text:p>
          </table:table-cell>
          <table:table-cell office:value-type="float" office:value="639145000" calcext:value-type="float">
            <text:p>639145000</text:p>
          </table:table-cell>
          <table:table-cell office:value-type="float" office:value="638055000" calcext:value-type="float">
            <text:p>638055000</text:p>
          </table:table-cell>
          <table:table-cell office:value-type="float" office:value="641103000" calcext:value-type="float">
            <text:p>641103000</text:p>
          </table:table-cell>
          <table:table-cell office:value-type="float" office:value="639145000" calcext:value-type="float">
            <text:p>639145000</text:p>
          </table:table-cell>
          <table:table-cell office:value-type="float" office:value="638049000" calcext:value-type="float">
            <text:p>638049000</text:p>
          </table:table-cell>
          <table:table-cell office:value-type="float" office:value="641103000" calcext:value-type="float">
            <text:p>641103000</text:p>
          </table:table-cell>
          <table:table-cell office:value-type="float" office:value="639145000" calcext:value-type="float">
            <text:p>639145000</text:p>
          </table:table-cell>
          <table:table-cell office:value-type="float" office:value="638067000" calcext:value-type="float">
            <text:p>638067000</text:p>
          </table:table-cell>
          <table:table-cell office:value-type="float" office:value="639145000" calcext:value-type="float">
            <text:p>639145000</text:p>
          </table:table-cell>
          <table:table-cell office:value-type="float" office:value="641103000" calcext:value-type="float">
            <text:p>641103000</text:p>
          </table:table-cell>
          <table:table-cell office:value-type="float" office:value="638058000" calcext:value-type="float">
            <text:p>638058000</text:p>
          </table:table-cell>
          <table:table-cell office:value-type="float" office:value="639145000" calcext:value-type="float">
            <text:p>639145000</text:p>
          </table:table-cell>
          <table:table-cell office:value-type="float" office:value="641103000" calcext:value-type="float">
            <text:p>641103000</text:p>
          </table:table-cell>
          <table:table-cell office:value-type="float" office:value="638054000" calcext:value-type="float">
            <text:p>638054000</text:p>
          </table:table-cell>
          <table:table-cell office:value-type="float" office:value="639145000" calcext:value-type="float">
            <text:p>639145000</text:p>
          </table:table-cell>
          <table:table-cell office:value-type="float" office:value="641103000" calcext:value-type="float">
            <text:p>641103000</text:p>
          </table:table-cell>
          <table:table-cell office:value-type="float" office:value="638064000" calcext:value-type="float">
            <text:p>638064000</text:p>
          </table:table-cell>
          <table:table-cell office:value-type="float" office:value="639145000" calcext:value-type="float">
            <text:p>639145000</text:p>
          </table:table-cell>
          <table:table-cell office:value-type="float" office:value="641103000" calcext:value-type="float">
            <text:p>641103000</text:p>
          </table:table-cell>
          <table:table-cell office:value-type="float" office:value="638059000" calcext:value-type="float">
            <text:p>638059000</text:p>
          </table:table-cell>
          <table:table-cell office:value-type="float" office:value="639145000" calcext:value-type="float">
            <text:p>639145000</text:p>
          </table:table-cell>
          <table:table-cell office:value-type="float" office:value="641102000" calcext:value-type="float">
            <text:p>641102000</text:p>
          </table:table-cell>
          <table:table-cell office:value-type="float" office:value="638070000" calcext:value-type="float">
            <text:p>638070000</text:p>
          </table:table-cell>
          <table:table-cell office:value-type="float" office:value="639145000" calcext:value-type="float">
            <text:p>639145000</text:p>
          </table:table-cell>
          <table:table-cell table:number-columns-repeated="2" office:value-type="float" office:value="641103000" calcext:value-type="float">
            <text:p>641103000</text:p>
          </table:table-cell>
          <table:table-cell office:value-type="float" office:value="641102000" calcext:value-type="float">
            <text:p>641102000</text:p>
          </table:table-cell>
          <table:table-cell table:number-columns-repeated="2" office:value-type="float" office:value="641103000" calcext:value-type="float">
            <text:p>641103000</text:p>
          </table:table-cell>
          <table:table-cell table:number-columns-repeated="22" office:value-type="float" office:value="641127000" calcext:value-type="float">
            <text:p>641127000</text:p>
          </table:table-cell>
          <table:table-cell/>
          <table:table-cell table:formula="of:= AVERAGE([.MD4:.MD6])" office:value-type="float" office:value="641979666.666667" calcext:value-type="float">
            <text:p>6.420E+08</text:p>
          </table:table-cell>
        </table:table-row>
        <table:table-row table:style-name="ro1">
          <table:table-cell office:value-type="float" office:value="633999000" calcext:value-type="float">
            <text:p>633999000</text:p>
          </table:table-cell>
          <table:table-cell office:value-type="float" office:value="638076000" calcext:value-type="float">
            <text:p>638076000</text:p>
          </table:table-cell>
          <table:table-cell office:value-type="float" office:value="638563000" calcext:value-type="float">
            <text:p>638563000</text:p>
          </table:table-cell>
          <table:table-cell office:value-type="float" office:value="639217000" calcext:value-type="float">
            <text:p>639217000</text:p>
          </table:table-cell>
          <table:table-cell office:value-type="float" office:value="637826000" calcext:value-type="float">
            <text:p>637826000</text:p>
          </table:table-cell>
          <table:table-cell office:value-type="float" office:value="635645000" calcext:value-type="float">
            <text:p>635645000</text:p>
          </table:table-cell>
          <table:table-cell office:value-type="float" office:value="638138000" calcext:value-type="float">
            <text:p>638138000</text:p>
          </table:table-cell>
          <table:table-cell office:value-type="float" office:value="639961000" calcext:value-type="float">
            <text:p>639961000</text:p>
          </table:table-cell>
          <table:table-cell office:value-type="float" office:value="638160000" calcext:value-type="float">
            <text:p>638160000</text:p>
          </table:table-cell>
          <table:table-cell office:value-type="float" office:value="635036000" calcext:value-type="float">
            <text:p>635036000</text:p>
          </table:table-cell>
          <table:table-cell office:value-type="float" office:value="638851000" calcext:value-type="float">
            <text:p>638851000</text:p>
          </table:table-cell>
          <table:table-cell office:value-type="float" office:value="639819000" calcext:value-type="float">
            <text:p>639819000</text:p>
          </table:table-cell>
          <table:table-cell office:value-type="float" office:value="637870000" calcext:value-type="float">
            <text:p>637870000</text:p>
          </table:table-cell>
          <table:table-cell office:value-type="float" office:value="635669000" calcext:value-type="float">
            <text:p>635669000</text:p>
          </table:table-cell>
          <table:table-cell office:value-type="float" office:value="637813000" calcext:value-type="float">
            <text:p>637813000</text:p>
          </table:table-cell>
          <table:table-cell office:value-type="float" office:value="639812000" calcext:value-type="float">
            <text:p>639812000</text:p>
          </table:table-cell>
          <table:table-cell office:value-type="float" office:value="638067000" calcext:value-type="float">
            <text:p>638067000</text:p>
          </table:table-cell>
          <table:table-cell office:value-type="float" office:value="635010000" calcext:value-type="float">
            <text:p>635010000</text:p>
          </table:table-cell>
          <table:table-cell office:value-type="float" office:value="638285000" calcext:value-type="float">
            <text:p>638285000</text:p>
          </table:table-cell>
          <table:table-cell office:value-type="float" office:value="639467000" calcext:value-type="float">
            <text:p>639467000</text:p>
          </table:table-cell>
          <table:table-cell office:value-type="float" office:value="637982000" calcext:value-type="float">
            <text:p>637982000</text:p>
          </table:table-cell>
          <table:table-cell office:value-type="float" office:value="635504000" calcext:value-type="float">
            <text:p>635504000</text:p>
          </table:table-cell>
          <table:table-cell office:value-type="float" office:value="637184000" calcext:value-type="float">
            <text:p>637184000</text:p>
          </table:table-cell>
          <table:table-cell office:value-type="float" office:value="639847000" calcext:value-type="float">
            <text:p>639847000</text:p>
          </table:table-cell>
          <table:table-cell office:value-type="float" office:value="638443000" calcext:value-type="float">
            <text:p>638443000</text:p>
          </table:table-cell>
          <table:table-cell office:value-type="float" office:value="635978000" calcext:value-type="float">
            <text:p>635978000</text:p>
          </table:table-cell>
          <table:table-cell office:value-type="float" office:value="638102000" calcext:value-type="float">
            <text:p>638102000</text:p>
          </table:table-cell>
          <table:table-cell office:value-type="float" office:value="639853000" calcext:value-type="float">
            <text:p>639853000</text:p>
          </table:table-cell>
          <table:table-cell office:value-type="float" office:value="638986000" calcext:value-type="float">
            <text:p>638986000</text:p>
          </table:table-cell>
          <table:table-cell office:value-type="float" office:value="635300000" calcext:value-type="float">
            <text:p>635300000</text:p>
          </table:table-cell>
          <table:table-cell office:value-type="float" office:value="638862000" calcext:value-type="float">
            <text:p>638862000</text:p>
          </table:table-cell>
          <table:table-cell office:value-type="float" office:value="639725000" calcext:value-type="float">
            <text:p>639725000</text:p>
          </table:table-cell>
          <table:table-cell office:value-type="float" office:value="638031000" calcext:value-type="float">
            <text:p>638031000</text:p>
          </table:table-cell>
          <table:table-cell office:value-type="float" office:value="634717000" calcext:value-type="float">
            <text:p>634717000</text:p>
          </table:table-cell>
          <table:table-cell office:value-type="float" office:value="637702000" calcext:value-type="float">
            <text:p>637702000</text:p>
          </table:table-cell>
          <table:table-cell office:value-type="float" office:value="636795000" calcext:value-type="float">
            <text:p>636795000</text:p>
          </table:table-cell>
          <table:table-cell office:value-type="float" office:value="638830000" calcext:value-type="float">
            <text:p>638830000</text:p>
          </table:table-cell>
          <table:table-cell office:value-type="float" office:value="635188000" calcext:value-type="float">
            <text:p>635188000</text:p>
          </table:table-cell>
          <table:table-cell office:value-type="float" office:value="639010000" calcext:value-type="float">
            <text:p>639010000</text:p>
          </table:table-cell>
          <table:table-cell office:value-type="float" office:value="638326000" calcext:value-type="float">
            <text:p>638326000</text:p>
          </table:table-cell>
          <table:table-cell office:value-type="float" office:value="639772000" calcext:value-type="float">
            <text:p>639772000</text:p>
          </table:table-cell>
          <table:table-cell office:value-type="float" office:value="635665000" calcext:value-type="float">
            <text:p>635665000</text:p>
          </table:table-cell>
          <table:table-cell office:value-type="float" office:value="638553000" calcext:value-type="float">
            <text:p>638553000</text:p>
          </table:table-cell>
          <table:table-cell office:value-type="float" office:value="638498000" calcext:value-type="float">
            <text:p>638498000</text:p>
          </table:table-cell>
          <table:table-cell office:value-type="float" office:value="640000000" calcext:value-type="float">
            <text:p>640000000</text:p>
          </table:table-cell>
          <table:table-cell office:value-type="float" office:value="635522000" calcext:value-type="float">
            <text:p>635522000</text:p>
          </table:table-cell>
          <table:table-cell office:value-type="float" office:value="638238000" calcext:value-type="float">
            <text:p>638238000</text:p>
          </table:table-cell>
          <table:table-cell office:value-type="float" office:value="638099000" calcext:value-type="float">
            <text:p>638099000</text:p>
          </table:table-cell>
          <table:table-cell office:value-type="float" office:value="634833000" calcext:value-type="float">
            <text:p>634833000</text:p>
          </table:table-cell>
          <table:table-cell office:value-type="float" office:value="639252000" calcext:value-type="float">
            <text:p>639252000</text:p>
          </table:table-cell>
          <table:table-cell office:value-type="float" office:value="639088000" calcext:value-type="float">
            <text:p>639088000</text:p>
          </table:table-cell>
          <table:table-cell office:value-type="float" office:value="638033000" calcext:value-type="float">
            <text:p>638033000</text:p>
          </table:table-cell>
          <table:table-cell office:value-type="float" office:value="635073000" calcext:value-type="float">
            <text:p>635073000</text:p>
          </table:table-cell>
          <table:table-cell office:value-type="float" office:value="639807000" calcext:value-type="float">
            <text:p>639807000</text:p>
          </table:table-cell>
          <table:table-cell office:value-type="float" office:value="638657000" calcext:value-type="float">
            <text:p>638657000</text:p>
          </table:table-cell>
          <table:table-cell office:value-type="float" office:value="638142000" calcext:value-type="float">
            <text:p>638142000</text:p>
          </table:table-cell>
          <table:table-cell office:value-type="float" office:value="635729000" calcext:value-type="float">
            <text:p>635729000</text:p>
          </table:table-cell>
          <table:table-cell office:value-type="float" office:value="638111000" calcext:value-type="float">
            <text:p>638111000</text:p>
          </table:table-cell>
          <table:table-cell office:value-type="float" office:value="639747000" calcext:value-type="float">
            <text:p>639747000</text:p>
          </table:table-cell>
          <table:table-cell office:value-type="float" office:value="637409000" calcext:value-type="float">
            <text:p>637409000</text:p>
          </table:table-cell>
          <table:table-cell office:value-type="float" office:value="635487000" calcext:value-type="float">
            <text:p>635487000</text:p>
          </table:table-cell>
          <table:table-cell office:value-type="float" office:value="638815000" calcext:value-type="float">
            <text:p>638815000</text:p>
          </table:table-cell>
          <table:table-cell office:value-type="float" office:value="639897000" calcext:value-type="float">
            <text:p>639897000</text:p>
          </table:table-cell>
          <table:table-cell office:value-type="float" office:value="638153000" calcext:value-type="float">
            <text:p>638153000</text:p>
          </table:table-cell>
          <table:table-cell office:value-type="float" office:value="634608000" calcext:value-type="float">
            <text:p>634608000</text:p>
          </table:table-cell>
          <table:table-cell office:value-type="float" office:value="638761000" calcext:value-type="float">
            <text:p>638761000</text:p>
          </table:table-cell>
          <table:table-cell office:value-type="float" office:value="639029000" calcext:value-type="float">
            <text:p>639029000</text:p>
          </table:table-cell>
          <table:table-cell office:value-type="float" office:value="637164000" calcext:value-type="float">
            <text:p>637164000</text:p>
          </table:table-cell>
          <table:table-cell office:value-type="float" office:value="635962000" calcext:value-type="float">
            <text:p>635962000</text:p>
          </table:table-cell>
          <table:table-cell office:value-type="float" office:value="638806000" calcext:value-type="float">
            <text:p>638806000</text:p>
          </table:table-cell>
          <table:table-cell office:value-type="float" office:value="639306000" calcext:value-type="float">
            <text:p>639306000</text:p>
          </table:table-cell>
          <table:table-cell office:value-type="float" office:value="638201000" calcext:value-type="float">
            <text:p>638201000</text:p>
          </table:table-cell>
          <table:table-cell office:value-type="float" office:value="635501000" calcext:value-type="float">
            <text:p>635501000</text:p>
          </table:table-cell>
          <table:table-cell office:value-type="float" office:value="638748000" calcext:value-type="float">
            <text:p>638748000</text:p>
          </table:table-cell>
          <table:table-cell office:value-type="float" office:value="640013000" calcext:value-type="float">
            <text:p>640013000</text:p>
          </table:table-cell>
          <table:table-cell office:value-type="float" office:value="638146000" calcext:value-type="float">
            <text:p>638146000</text:p>
          </table:table-cell>
          <table:table-cell office:value-type="float" office:value="635420000" calcext:value-type="float">
            <text:p>635420000</text:p>
          </table:table-cell>
          <table:table-cell office:value-type="float" office:value="638501000" calcext:value-type="float">
            <text:p>638501000</text:p>
          </table:table-cell>
          <table:table-cell office:value-type="float" office:value="639999000" calcext:value-type="float">
            <text:p>639999000</text:p>
          </table:table-cell>
          <table:table-cell office:value-type="float" office:value="639642000" calcext:value-type="float">
            <text:p>639642000</text:p>
          </table:table-cell>
          <table:table-cell office:value-type="float" office:value="638416000" calcext:value-type="float">
            <text:p>638416000</text:p>
          </table:table-cell>
          <table:table-cell office:value-type="float" office:value="635548000" calcext:value-type="float">
            <text:p>635548000</text:p>
          </table:table-cell>
          <table:table-cell office:value-type="float" office:value="639371000" calcext:value-type="float">
            <text:p>639371000</text:p>
          </table:table-cell>
          <table:table-cell office:value-type="float" office:value="639012000" calcext:value-type="float">
            <text:p>639012000</text:p>
          </table:table-cell>
          <table:table-cell office:value-type="float" office:value="635749000" calcext:value-type="float">
            <text:p>635749000</text:p>
          </table:table-cell>
          <table:table-cell office:value-type="float" office:value="639370000" calcext:value-type="float">
            <text:p>639370000</text:p>
          </table:table-cell>
          <table:table-cell office:value-type="float" office:value="638569000" calcext:value-type="float">
            <text:p>638569000</text:p>
          </table:table-cell>
          <table:table-cell office:value-type="float" office:value="635178000" calcext:value-type="float">
            <text:p>635178000</text:p>
          </table:table-cell>
          <table:table-cell office:value-type="float" office:value="639008000" calcext:value-type="float">
            <text:p>639008000</text:p>
          </table:table-cell>
          <table:table-cell office:value-type="float" office:value="639370000" calcext:value-type="float">
            <text:p>639370000</text:p>
          </table:table-cell>
          <table:table-cell office:value-type="float" office:value="638432000" calcext:value-type="float">
            <text:p>638432000</text:p>
          </table:table-cell>
          <table:table-cell office:value-type="float" office:value="635144000" calcext:value-type="float">
            <text:p>635144000</text:p>
          </table:table-cell>
          <table:table-cell office:value-type="float" office:value="639416000" calcext:value-type="float">
            <text:p>639416000</text:p>
          </table:table-cell>
          <table:table-cell office:value-type="float" office:value="639371000" calcext:value-type="float">
            <text:p>639371000</text:p>
          </table:table-cell>
          <table:table-cell office:value-type="float" office:value="637742000" calcext:value-type="float">
            <text:p>637742000</text:p>
          </table:table-cell>
          <table:table-cell office:value-type="float" office:value="634329000" calcext:value-type="float">
            <text:p>634329000</text:p>
          </table:table-cell>
          <table:table-cell office:value-type="float" office:value="639404000" calcext:value-type="float">
            <text:p>639404000</text:p>
          </table:table-cell>
          <table:table-cell office:value-type="float" office:value="639371000" calcext:value-type="float">
            <text:p>639371000</text:p>
          </table:table-cell>
          <table:table-cell office:value-type="float" office:value="638733000" calcext:value-type="float">
            <text:p>638733000</text:p>
          </table:table-cell>
          <table:table-cell office:value-type="float" office:value="634596000" calcext:value-type="float">
            <text:p>634596000</text:p>
          </table:table-cell>
          <table:table-cell office:value-type="float" office:value="640130000" calcext:value-type="float">
            <text:p>640130000</text:p>
          </table:table-cell>
          <table:table-cell office:value-type="float" office:value="639371000" calcext:value-type="float">
            <text:p>639371000</text:p>
          </table:table-cell>
          <table:table-cell office:value-type="float" office:value="638000000" calcext:value-type="float">
            <text:p>638000000</text:p>
          </table:table-cell>
          <table:table-cell office:value-type="float" office:value="635415000" calcext:value-type="float">
            <text:p>635415000</text:p>
          </table:table-cell>
          <table:table-cell office:value-type="float" office:value="640167000" calcext:value-type="float">
            <text:p>640167000</text:p>
          </table:table-cell>
          <table:table-cell office:value-type="float" office:value="638292000" calcext:value-type="float">
            <text:p>638292000</text:p>
          </table:table-cell>
          <table:table-cell office:value-type="float" office:value="639371000" calcext:value-type="float">
            <text:p>639371000</text:p>
          </table:table-cell>
          <table:table-cell office:value-type="float" office:value="635052000" calcext:value-type="float">
            <text:p>635052000</text:p>
          </table:table-cell>
          <table:table-cell office:value-type="float" office:value="639891000" calcext:value-type="float">
            <text:p>639891000</text:p>
          </table:table-cell>
          <table:table-cell office:value-type="float" office:value="638354000" calcext:value-type="float">
            <text:p>638354000</text:p>
          </table:table-cell>
          <table:table-cell office:value-type="float" office:value="639371000" calcext:value-type="float">
            <text:p>639371000</text:p>
          </table:table-cell>
          <table:table-cell office:value-type="float" office:value="635590000" calcext:value-type="float">
            <text:p>635590000</text:p>
          </table:table-cell>
          <table:table-cell office:value-type="float" office:value="639988000" calcext:value-type="float">
            <text:p>639988000</text:p>
          </table:table-cell>
          <table:table-cell office:value-type="float" office:value="637946000" calcext:value-type="float">
            <text:p>637946000</text:p>
          </table:table-cell>
          <table:table-cell office:value-type="float" office:value="634807000" calcext:value-type="float">
            <text:p>634807000</text:p>
          </table:table-cell>
          <table:table-cell office:value-type="float" office:value="639371000" calcext:value-type="float">
            <text:p>639371000</text:p>
          </table:table-cell>
          <table:table-cell office:value-type="float" office:value="640149000" calcext:value-type="float">
            <text:p>640149000</text:p>
          </table:table-cell>
          <table:table-cell office:value-type="float" office:value="637942000" calcext:value-type="float">
            <text:p>637942000</text:p>
          </table:table-cell>
          <table:table-cell office:value-type="float" office:value="634319000" calcext:value-type="float">
            <text:p>634319000</text:p>
          </table:table-cell>
          <table:table-cell office:value-type="float" office:value="639369000" calcext:value-type="float">
            <text:p>639369000</text:p>
          </table:table-cell>
          <table:table-cell office:value-type="float" office:value="638321000" calcext:value-type="float">
            <text:p>638321000</text:p>
          </table:table-cell>
          <table:table-cell office:value-type="float" office:value="639532000" calcext:value-type="float">
            <text:p>639532000</text:p>
          </table:table-cell>
          <table:table-cell office:value-type="float" office:value="635163000" calcext:value-type="float">
            <text:p>635163000</text:p>
          </table:table-cell>
          <table:table-cell office:value-type="float" office:value="639367000" calcext:value-type="float">
            <text:p>639367000</text:p>
          </table:table-cell>
          <table:table-cell office:value-type="float" office:value="638344000" calcext:value-type="float">
            <text:p>638344000</text:p>
          </table:table-cell>
          <table:table-cell office:value-type="float" office:value="639532000" calcext:value-type="float">
            <text:p>639532000</text:p>
          </table:table-cell>
          <table:table-cell office:value-type="float" office:value="635471000" calcext:value-type="float">
            <text:p>635471000</text:p>
          </table:table-cell>
          <table:table-cell office:value-type="float" office:value="639369000" calcext:value-type="float">
            <text:p>639369000</text:p>
          </table:table-cell>
          <table:table-cell office:value-type="float" office:value="637896000" calcext:value-type="float">
            <text:p>637896000</text:p>
          </table:table-cell>
          <table:table-cell office:value-type="float" office:value="635816000" calcext:value-type="float">
            <text:p>635816000</text:p>
          </table:table-cell>
          <table:table-cell office:value-type="float" office:value="640244000" calcext:value-type="float">
            <text:p>640244000</text:p>
          </table:table-cell>
          <table:table-cell office:value-type="float" office:value="639369000" calcext:value-type="float">
            <text:p>639369000</text:p>
          </table:table-cell>
          <table:table-cell office:value-type="float" office:value="637751000" calcext:value-type="float">
            <text:p>637751000</text:p>
          </table:table-cell>
          <table:table-cell office:value-type="float" office:value="635392000" calcext:value-type="float">
            <text:p>635392000</text:p>
          </table:table-cell>
          <table:table-cell office:value-type="float" office:value="639933000" calcext:value-type="float">
            <text:p>639933000</text:p>
          </table:table-cell>
          <table:table-cell office:value-type="float" office:value="639371000" calcext:value-type="float">
            <text:p>639371000</text:p>
          </table:table-cell>
          <table:table-cell office:value-type="float" office:value="638536000" calcext:value-type="float">
            <text:p>638536000</text:p>
          </table:table-cell>
          <table:table-cell office:value-type="float" office:value="634779000" calcext:value-type="float">
            <text:p>634779000</text:p>
          </table:table-cell>
          <table:table-cell office:value-type="float" office:value="639646000" calcext:value-type="float">
            <text:p>639646000</text:p>
          </table:table-cell>
          <table:table-cell office:value-type="float" office:value="639371000" calcext:value-type="float">
            <text:p>639371000</text:p>
          </table:table-cell>
          <table:table-cell office:value-type="float" office:value="637811000" calcext:value-type="float">
            <text:p>637811000</text:p>
          </table:table-cell>
          <table:table-cell office:value-type="float" office:value="635118000" calcext:value-type="float">
            <text:p>635118000</text:p>
          </table:table-cell>
          <table:table-cell office:value-type="float" office:value="639889000" calcext:value-type="float">
            <text:p>639889000</text:p>
          </table:table-cell>
          <table:table-cell office:value-type="float" office:value="638404000" calcext:value-type="float">
            <text:p>638404000</text:p>
          </table:table-cell>
          <table:table-cell office:value-type="float" office:value="639371000" calcext:value-type="float">
            <text:p>639371000</text:p>
          </table:table-cell>
          <table:table-cell office:value-type="float" office:value="635328000" calcext:value-type="float">
            <text:p>635328000</text:p>
          </table:table-cell>
          <table:table-cell office:value-type="float" office:value="639438000" calcext:value-type="float">
            <text:p>639438000</text:p>
          </table:table-cell>
          <table:table-cell office:value-type="float" office:value="638640000" calcext:value-type="float">
            <text:p>638640000</text:p>
          </table:table-cell>
          <table:table-cell office:value-type="float" office:value="639363000" calcext:value-type="float">
            <text:p>639363000</text:p>
          </table:table-cell>
          <table:table-cell office:value-type="float" office:value="635434000" calcext:value-type="float">
            <text:p>635434000</text:p>
          </table:table-cell>
          <table:table-cell office:value-type="float" office:value="639884000" calcext:value-type="float">
            <text:p>639884000</text:p>
          </table:table-cell>
          <table:table-cell office:value-type="float" office:value="638005000" calcext:value-type="float">
            <text:p>638005000</text:p>
          </table:table-cell>
          <table:table-cell office:value-type="float" office:value="639370000" calcext:value-type="float">
            <text:p>639370000</text:p>
          </table:table-cell>
          <table:table-cell office:value-type="float" office:value="634532000" calcext:value-type="float">
            <text:p>634532000</text:p>
          </table:table-cell>
          <table:table-cell office:value-type="float" office:value="639894000" calcext:value-type="float">
            <text:p>639894000</text:p>
          </table:table-cell>
          <table:table-cell office:value-type="float" office:value="639371000" calcext:value-type="float">
            <text:p>639371000</text:p>
          </table:table-cell>
          <table:table-cell office:value-type="float" office:value="640122000" calcext:value-type="float">
            <text:p>640122000</text:p>
          </table:table-cell>
          <table:table-cell office:value-type="float" office:value="638137000" calcext:value-type="float">
            <text:p>638137000</text:p>
          </table:table-cell>
          <table:table-cell office:value-type="float" office:value="639365000" calcext:value-type="float">
            <text:p>639365000</text:p>
          </table:table-cell>
          <table:table-cell office:value-type="float" office:value="637220000" calcext:value-type="float">
            <text:p>637220000</text:p>
          </table:table-cell>
          <table:table-cell office:value-type="float" office:value="639330000" calcext:value-type="float">
            <text:p>639330000</text:p>
          </table:table-cell>
          <table:table-cell office:value-type="float" office:value="637930000" calcext:value-type="float">
            <text:p>637930000</text:p>
          </table:table-cell>
          <table:table-cell office:value-type="float" office:value="637223000" calcext:value-type="float">
            <text:p>637223000</text:p>
          </table:table-cell>
          <table:table-cell office:value-type="float" office:value="638460000" calcext:value-type="float">
            <text:p>638460000</text:p>
          </table:table-cell>
          <table:table-cell office:value-type="float" office:value="639988000" calcext:value-type="float">
            <text:p>639988000</text:p>
          </table:table-cell>
          <table:table-cell office:value-type="float" office:value="641628000" calcext:value-type="float">
            <text:p>641628000</text:p>
          </table:table-cell>
          <table:table-cell office:value-type="float" office:value="637221000" calcext:value-type="float">
            <text:p>637221000</text:p>
          </table:table-cell>
          <table:table-cell office:value-type="float" office:value="637830000" calcext:value-type="float">
            <text:p>637830000</text:p>
          </table:table-cell>
          <table:table-cell office:value-type="float" office:value="641832000" calcext:value-type="float">
            <text:p>641832000</text:p>
          </table:table-cell>
          <table:table-cell office:value-type="float" office:value="637222000" calcext:value-type="float">
            <text:p>637222000</text:p>
          </table:table-cell>
          <table:table-cell office:value-type="float" office:value="636979000" calcext:value-type="float">
            <text:p>636979000</text:p>
          </table:table-cell>
          <table:table-cell office:value-type="float" office:value="641535000" calcext:value-type="float">
            <text:p>641535000</text:p>
          </table:table-cell>
          <table:table-cell office:value-type="float" office:value="640616000" calcext:value-type="float">
            <text:p>640616000</text:p>
          </table:table-cell>
          <table:table-cell office:value-type="float" office:value="638434000" calcext:value-type="float">
            <text:p>638434000</text:p>
          </table:table-cell>
          <table:table-cell office:value-type="float" office:value="637221000" calcext:value-type="float">
            <text:p>637221000</text:p>
          </table:table-cell>
          <table:table-cell office:value-type="float" office:value="641556000" calcext:value-type="float">
            <text:p>641556000</text:p>
          </table:table-cell>
          <table:table-cell office:value-type="float" office:value="640615000" calcext:value-type="float">
            <text:p>640615000</text:p>
          </table:table-cell>
          <table:table-cell office:value-type="float" office:value="638490000" calcext:value-type="float">
            <text:p>638490000</text:p>
          </table:table-cell>
          <table:table-cell office:value-type="float" office:value="637221000" calcext:value-type="float">
            <text:p>637221000</text:p>
          </table:table-cell>
          <table:table-cell office:value-type="float" office:value="641549000" calcext:value-type="float">
            <text:p>641549000</text:p>
          </table:table-cell>
          <table:table-cell office:value-type="float" office:value="640612000" calcext:value-type="float">
            <text:p>640612000</text:p>
          </table:table-cell>
          <table:table-cell office:value-type="float" office:value="637698000" calcext:value-type="float">
            <text:p>637698000</text:p>
          </table:table-cell>
          <table:table-cell office:value-type="float" office:value="637218000" calcext:value-type="float">
            <text:p>637218000</text:p>
          </table:table-cell>
          <table:table-cell office:value-type="float" office:value="641782000" calcext:value-type="float">
            <text:p>641782000</text:p>
          </table:table-cell>
          <table:table-cell office:value-type="float" office:value="640616000" calcext:value-type="float">
            <text:p>640616000</text:p>
          </table:table-cell>
          <table:table-cell office:value-type="float" office:value="638101000" calcext:value-type="float">
            <text:p>638101000</text:p>
          </table:table-cell>
          <table:table-cell office:value-type="float" office:value="637218000" calcext:value-type="float">
            <text:p>637218000</text:p>
          </table:table-cell>
          <table:table-cell office:value-type="float" office:value="641948000" calcext:value-type="float">
            <text:p>641948000</text:p>
          </table:table-cell>
          <table:table-cell office:value-type="float" office:value="640616000" calcext:value-type="float">
            <text:p>640616000</text:p>
          </table:table-cell>
          <table:table-cell office:value-type="float" office:value="638189000" calcext:value-type="float">
            <text:p>638189000</text:p>
          </table:table-cell>
          <table:table-cell office:value-type="float" office:value="637224000" calcext:value-type="float">
            <text:p>637224000</text:p>
          </table:table-cell>
          <table:table-cell office:value-type="float" office:value="637855000" calcext:value-type="float">
            <text:p>637855000</text:p>
          </table:table-cell>
          <table:table-cell office:value-type="float" office:value="641674000" calcext:value-type="float">
            <text:p>641674000</text:p>
          </table:table-cell>
          <table:table-cell office:value-type="float" office:value="640616000" calcext:value-type="float">
            <text:p>640616000</text:p>
          </table:table-cell>
          <table:table-cell office:value-type="float" office:value="637224000" calcext:value-type="float">
            <text:p>637224000</text:p>
          </table:table-cell>
          <table:table-cell office:value-type="float" office:value="638253000" calcext:value-type="float">
            <text:p>638253000</text:p>
          </table:table-cell>
          <table:table-cell office:value-type="float" office:value="641606000" calcext:value-type="float">
            <text:p>641606000</text:p>
          </table:table-cell>
          <table:table-cell office:value-type="float" office:value="640611000" calcext:value-type="float">
            <text:p>640611000</text:p>
          </table:table-cell>
          <table:table-cell office:value-type="float" office:value="637224000" calcext:value-type="float">
            <text:p>637224000</text:p>
          </table:table-cell>
          <table:table-cell office:value-type="float" office:value="638411000" calcext:value-type="float">
            <text:p>638411000</text:p>
          </table:table-cell>
          <table:table-cell office:value-type="float" office:value="641768000" calcext:value-type="float">
            <text:p>641768000</text:p>
          </table:table-cell>
          <table:table-cell office:value-type="float" office:value="640616000" calcext:value-type="float">
            <text:p>640616000</text:p>
          </table:table-cell>
          <table:table-cell office:value-type="float" office:value="637559000" calcext:value-type="float">
            <text:p>637559000</text:p>
          </table:table-cell>
          <table:table-cell office:value-type="float" office:value="637224000" calcext:value-type="float">
            <text:p>637224000</text:p>
          </table:table-cell>
          <table:table-cell office:value-type="float" office:value="641759000" calcext:value-type="float">
            <text:p>641759000</text:p>
          </table:table-cell>
          <table:table-cell office:value-type="float" office:value="640610000" calcext:value-type="float">
            <text:p>640610000</text:p>
          </table:table-cell>
          <table:table-cell office:value-type="float" office:value="638157000" calcext:value-type="float">
            <text:p>638157000</text:p>
          </table:table-cell>
          <table:table-cell office:value-type="float" office:value="637220000" calcext:value-type="float">
            <text:p>637220000</text:p>
          </table:table-cell>
          <table:table-cell office:value-type="float" office:value="641540000" calcext:value-type="float">
            <text:p>641540000</text:p>
          </table:table-cell>
          <table:table-cell office:value-type="float" office:value="640612000" calcext:value-type="float">
            <text:p>640612000</text:p>
          </table:table-cell>
          <table:table-cell office:value-type="float" office:value="638187000" calcext:value-type="float">
            <text:p>638187000</text:p>
          </table:table-cell>
          <table:table-cell office:value-type="float" office:value="637220000" calcext:value-type="float">
            <text:p>637220000</text:p>
          </table:table-cell>
          <table:table-cell office:value-type="float" office:value="641802000" calcext:value-type="float">
            <text:p>641802000</text:p>
          </table:table-cell>
          <table:table-cell office:value-type="float" office:value="640612000" calcext:value-type="float">
            <text:p>640612000</text:p>
          </table:table-cell>
          <table:table-cell office:value-type="float" office:value="637610000" calcext:value-type="float">
            <text:p>637610000</text:p>
          </table:table-cell>
          <table:table-cell office:value-type="float" office:value="637217000" calcext:value-type="float">
            <text:p>637217000</text:p>
          </table:table-cell>
          <table:table-cell office:value-type="float" office:value="641697000" calcext:value-type="float">
            <text:p>641697000</text:p>
          </table:table-cell>
          <table:table-cell office:value-type="float" office:value="637620000" calcext:value-type="float">
            <text:p>637620000</text:p>
          </table:table-cell>
          <table:table-cell office:value-type="float" office:value="640616000" calcext:value-type="float">
            <text:p>640616000</text:p>
          </table:table-cell>
          <table:table-cell office:value-type="float" office:value="637218000" calcext:value-type="float">
            <text:p>637218000</text:p>
          </table:table-cell>
          <table:table-cell office:value-type="float" office:value="638247000" calcext:value-type="float">
            <text:p>638247000</text:p>
          </table:table-cell>
          <table:table-cell office:value-type="float" office:value="641594000" calcext:value-type="float">
            <text:p>641594000</text:p>
          </table:table-cell>
          <table:table-cell office:value-type="float" office:value="640616000" calcext:value-type="float">
            <text:p>640616000</text:p>
          </table:table-cell>
          <table:table-cell office:value-type="float" office:value="637221000" calcext:value-type="float">
            <text:p>637221000</text:p>
          </table:table-cell>
          <table:table-cell office:value-type="float" office:value="637880000" calcext:value-type="float">
            <text:p>637880000</text:p>
          </table:table-cell>
          <table:table-cell office:value-type="float" office:value="641214000" calcext:value-type="float">
            <text:p>641214000</text:p>
          </table:table-cell>
          <table:table-cell office:value-type="float" office:value="640608000" calcext:value-type="float">
            <text:p>640608000</text:p>
          </table:table-cell>
          <table:table-cell office:value-type="float" office:value="637219000" calcext:value-type="float">
            <text:p>637219000</text:p>
          </table:table-cell>
          <table:table-cell office:value-type="float" office:value="641657000" calcext:value-type="float">
            <text:p>641657000</text:p>
          </table:table-cell>
          <table:table-cell office:value-type="float" office:value="640616000" calcext:value-type="float">
            <text:p>640616000</text:p>
          </table:table-cell>
          <table:table-cell office:value-type="float" office:value="637221000" calcext:value-type="float">
            <text:p>637221000</text:p>
          </table:table-cell>
          <table:table-cell office:value-type="float" office:value="637908000" calcext:value-type="float">
            <text:p>637908000</text:p>
          </table:table-cell>
          <table:table-cell office:value-type="float" office:value="641890000" calcext:value-type="float">
            <text:p>641890000</text:p>
          </table:table-cell>
          <table:table-cell office:value-type="float" office:value="640616000" calcext:value-type="float">
            <text:p>640616000</text:p>
          </table:table-cell>
          <table:table-cell office:value-type="float" office:value="637219000" calcext:value-type="float">
            <text:p>637219000</text:p>
          </table:table-cell>
          <table:table-cell office:value-type="float" office:value="637356000" calcext:value-type="float">
            <text:p>637356000</text:p>
          </table:table-cell>
          <table:table-cell office:value-type="float" office:value="641621000" calcext:value-type="float">
            <text:p>641621000</text:p>
          </table:table-cell>
          <table:table-cell office:value-type="float" office:value="640616000" calcext:value-type="float">
            <text:p>640616000</text:p>
          </table:table-cell>
          <table:table-cell office:value-type="float" office:value="637860000" calcext:value-type="float">
            <text:p>637860000</text:p>
          </table:table-cell>
          <table:table-cell office:value-type="float" office:value="641820000" calcext:value-type="float">
            <text:p>641820000</text:p>
          </table:table-cell>
          <table:table-cell office:value-type="float" office:value="640116000" calcext:value-type="float">
            <text:p>640116000</text:p>
          </table:table-cell>
          <table:table-cell office:value-type="float" office:value="640616000" calcext:value-type="float">
            <text:p>640616000</text:p>
          </table:table-cell>
          <table:table-cell office:value-type="float" office:value="638042000" calcext:value-type="float">
            <text:p>638042000</text:p>
          </table:table-cell>
          <table:table-cell office:value-type="float" office:value="640616000" calcext:value-type="float">
            <text:p>640616000</text:p>
          </table:table-cell>
          <table:table-cell office:value-type="float" office:value="639758000" calcext:value-type="float">
            <text:p>639758000</text:p>
          </table:table-cell>
          <table:table-cell office:value-type="float" office:value="638820000" calcext:value-type="float">
            <text:p>638820000</text:p>
          </table:table-cell>
          <table:table-cell office:value-type="float" office:value="641632000" calcext:value-type="float">
            <text:p>641632000</text:p>
          </table:table-cell>
          <table:table-cell office:value-type="float" office:value="640615000" calcext:value-type="float">
            <text:p>640615000</text:p>
          </table:table-cell>
          <table:table-cell office:value-type="float" office:value="640089000" calcext:value-type="float">
            <text:p>640089000</text:p>
          </table:table-cell>
          <table:table-cell office:value-type="float" office:value="638420000" calcext:value-type="float">
            <text:p>638420000</text:p>
          </table:table-cell>
          <table:table-cell office:value-type="float" office:value="641579000" calcext:value-type="float">
            <text:p>641579000</text:p>
          </table:table-cell>
          <table:table-cell office:value-type="float" office:value="638629000" calcext:value-type="float">
            <text:p>638629000</text:p>
          </table:table-cell>
          <table:table-cell office:value-type="float" office:value="640060000" calcext:value-type="float">
            <text:p>640060000</text:p>
          </table:table-cell>
          <table:table-cell office:value-type="float" office:value="641791000" calcext:value-type="float">
            <text:p>641791000</text:p>
          </table:table-cell>
          <table:table-cell office:value-type="float" office:value="637977000" calcext:value-type="float">
            <text:p>637977000</text:p>
          </table:table-cell>
          <table:table-cell office:value-type="float" office:value="641820000" calcext:value-type="float">
            <text:p>641820000</text:p>
          </table:table-cell>
          <table:table-cell office:value-type="float" office:value="639947000" calcext:value-type="float">
            <text:p>639947000</text:p>
          </table:table-cell>
          <table:table-cell office:value-type="float" office:value="641817000" calcext:value-type="float">
            <text:p>641817000</text:p>
          </table:table-cell>
          <table:table-cell office:value-type="float" office:value="638107000" calcext:value-type="float">
            <text:p>638107000</text:p>
          </table:table-cell>
          <table:table-cell office:value-type="float" office:value="641798000" calcext:value-type="float">
            <text:p>641798000</text:p>
          </table:table-cell>
          <table:table-cell office:value-type="float" office:value="640167000" calcext:value-type="float">
            <text:p>640167000</text:p>
          </table:table-cell>
          <table:table-cell office:value-type="float" office:value="637558000" calcext:value-type="float">
            <text:p>637558000</text:p>
          </table:table-cell>
          <table:table-cell office:value-type="float" office:value="641852000" calcext:value-type="float">
            <text:p>641852000</text:p>
          </table:table-cell>
          <table:table-cell office:value-type="float" office:value="641647000" calcext:value-type="float">
            <text:p>641647000</text:p>
          </table:table-cell>
          <table:table-cell office:value-type="float" office:value="639992000" calcext:value-type="float">
            <text:p>639992000</text:p>
          </table:table-cell>
          <table:table-cell office:value-type="float" office:value="638164000" calcext:value-type="float">
            <text:p>638164000</text:p>
          </table:table-cell>
          <table:table-cell office:value-type="float" office:value="641967000" calcext:value-type="float">
            <text:p>641967000</text:p>
          </table:table-cell>
          <table:table-cell office:value-type="float" office:value="641539000" calcext:value-type="float">
            <text:p>641539000</text:p>
          </table:table-cell>
          <table:table-cell office:value-type="float" office:value="640211000" calcext:value-type="float">
            <text:p>640211000</text:p>
          </table:table-cell>
          <table:table-cell office:value-type="float" office:value="638147000" calcext:value-type="float">
            <text:p>638147000</text:p>
          </table:table-cell>
          <table:table-cell office:value-type="float" office:value="641894000" calcext:value-type="float">
            <text:p>641894000</text:p>
          </table:table-cell>
          <table:table-cell office:value-type="float" office:value="641655000" calcext:value-type="float">
            <text:p>641655000</text:p>
          </table:table-cell>
          <table:table-cell office:value-type="float" office:value="640132000" calcext:value-type="float">
            <text:p>640132000</text:p>
          </table:table-cell>
          <table:table-cell office:value-type="float" office:value="638538000" calcext:value-type="float">
            <text:p>638538000</text:p>
          </table:table-cell>
          <table:table-cell office:value-type="float" office:value="642005000" calcext:value-type="float">
            <text:p>642005000</text:p>
          </table:table-cell>
          <table:table-cell office:value-type="float" office:value="641750000" calcext:value-type="float">
            <text:p>641750000</text:p>
          </table:table-cell>
          <table:table-cell office:value-type="float" office:value="638834000" calcext:value-type="float">
            <text:p>638834000</text:p>
          </table:table-cell>
          <table:table-cell office:value-type="float" office:value="640006000" calcext:value-type="float">
            <text:p>640006000</text:p>
          </table:table-cell>
          <table:table-cell office:value-type="float" office:value="641961000" calcext:value-type="float">
            <text:p>641961000</text:p>
          </table:table-cell>
          <table:table-cell office:value-type="float" office:value="638853000" calcext:value-type="float">
            <text:p>638853000</text:p>
          </table:table-cell>
          <table:table-cell office:value-type="float" office:value="641901000" calcext:value-type="float">
            <text:p>641901000</text:p>
          </table:table-cell>
          <table:table-cell office:value-type="float" office:value="640031000" calcext:value-type="float">
            <text:p>640031000</text:p>
          </table:table-cell>
          <table:table-cell office:value-type="float" office:value="638574000" calcext:value-type="float">
            <text:p>638574000</text:p>
          </table:table-cell>
          <table:table-cell office:value-type="float" office:value="642021000" calcext:value-type="float">
            <text:p>642021000</text:p>
          </table:table-cell>
          <table:table-cell office:value-type="float" office:value="641689000" calcext:value-type="float">
            <text:p>641689000</text:p>
          </table:table-cell>
          <table:table-cell office:value-type="float" office:value="639912000" calcext:value-type="float">
            <text:p>639912000</text:p>
          </table:table-cell>
          <table:table-cell office:value-type="float" office:value="638044000" calcext:value-type="float">
            <text:p>638044000</text:p>
          </table:table-cell>
          <table:table-cell office:value-type="float" office:value="642134000" calcext:value-type="float">
            <text:p>642134000</text:p>
          </table:table-cell>
          <table:table-cell office:value-type="float" office:value="641484000" calcext:value-type="float">
            <text:p>641484000</text:p>
          </table:table-cell>
          <table:table-cell office:value-type="float" office:value="640188000" calcext:value-type="float">
            <text:p>640188000</text:p>
          </table:table-cell>
          <table:table-cell office:value-type="float" office:value="638236000" calcext:value-type="float">
            <text:p>638236000</text:p>
          </table:table-cell>
          <table:table-cell office:value-type="float" office:value="641878000" calcext:value-type="float">
            <text:p>641878000</text:p>
          </table:table-cell>
          <table:table-cell office:value-type="float" office:value="641570000" calcext:value-type="float">
            <text:p>641570000</text:p>
          </table:table-cell>
          <table:table-cell office:value-type="float" office:value="640044000" calcext:value-type="float">
            <text:p>640044000</text:p>
          </table:table-cell>
          <table:table-cell office:value-type="float" office:value="638018000" calcext:value-type="float">
            <text:p>638018000</text:p>
          </table:table-cell>
          <table:table-cell office:value-type="float" office:value="641921000" calcext:value-type="float">
            <text:p>641921000</text:p>
          </table:table-cell>
          <table:table-cell office:value-type="float" office:value="641839000" calcext:value-type="float">
            <text:p>641839000</text:p>
          </table:table-cell>
          <table:table-cell office:value-type="float" office:value="639998000" calcext:value-type="float">
            <text:p>639998000</text:p>
          </table:table-cell>
          <table:table-cell office:value-type="float" office:value="638682000" calcext:value-type="float">
            <text:p>638682000</text:p>
          </table:table-cell>
          <table:table-cell office:value-type="float" office:value="641790000" calcext:value-type="float">
            <text:p>641790000</text:p>
          </table:table-cell>
          <table:table-cell office:value-type="float" office:value="641877000" calcext:value-type="float">
            <text:p>641877000</text:p>
          </table:table-cell>
          <table:table-cell office:value-type="float" office:value="639974000" calcext:value-type="float">
            <text:p>639974000</text:p>
          </table:table-cell>
          <table:table-cell office:value-type="float" office:value="641890000" calcext:value-type="float">
            <text:p>641890000</text:p>
          </table:table-cell>
          <table:table-cell office:value-type="float" office:value="641802000" calcext:value-type="float">
            <text:p>641802000</text:p>
          </table:table-cell>
          <table:table-cell office:value-type="float" office:value="640067000" calcext:value-type="float">
            <text:p>640067000</text:p>
          </table:table-cell>
          <table:table-cell office:value-type="float" office:value="641458000" calcext:value-type="float">
            <text:p>641458000</text:p>
          </table:table-cell>
          <table:table-cell office:value-type="float" office:value="642023000" calcext:value-type="float">
            <text:p>642023000</text:p>
          </table:table-cell>
          <table:table-cell office:value-type="float" office:value="639965000" calcext:value-type="float">
            <text:p>639965000</text:p>
          </table:table-cell>
          <table:table-cell office:value-type="float" office:value="641683000" calcext:value-type="float">
            <text:p>641683000</text:p>
          </table:table-cell>
          <table:table-cell office:value-type="float" office:value="641818000" calcext:value-type="float">
            <text:p>641818000</text:p>
          </table:table-cell>
          <table:table-cell office:value-type="float" office:value="639834000" calcext:value-type="float">
            <text:p>639834000</text:p>
          </table:table-cell>
          <table:table-cell office:value-type="float" office:value="641838000" calcext:value-type="float">
            <text:p>641838000</text:p>
          </table:table-cell>
          <table:table-cell office:value-type="float" office:value="641979000" calcext:value-type="float">
            <text:p>641979000</text:p>
          </table:table-cell>
          <table:table-cell office:value-type="float" office:value="640178000" calcext:value-type="float">
            <text:p>640178000</text:p>
          </table:table-cell>
          <table:table-cell office:value-type="float" office:value="641853000" calcext:value-type="float">
            <text:p>641853000</text:p>
          </table:table-cell>
          <table:table-cell office:value-type="float" office:value="641921000" calcext:value-type="float">
            <text:p>641921000</text:p>
          </table:table-cell>
          <table:table-cell office:value-type="float" office:value="641483000" calcext:value-type="float">
            <text:p>641483000</text:p>
          </table:table-cell>
          <table:table-cell office:value-type="float" office:value="642173000" calcext:value-type="float">
            <text:p>642173000</text:p>
          </table:table-cell>
          <table:table-cell office:value-type="float" office:value="642081000" calcext:value-type="float">
            <text:p>642081000</text:p>
          </table:table-cell>
          <table:table-cell office:value-type="float" office:value="641783000" calcext:value-type="float">
            <text:p>641783000</text:p>
          </table:table-cell>
          <table:table-cell table:number-columns-repeated="21" office:value-type="float" office:value="642251000" calcext:value-type="float">
            <text:p>642251000</text:p>
          </table:table-cell>
          <table:table-cell office:value-type="float" office:value="642312000" calcext:value-type="float">
            <text:p>642312000</text:p>
          </table:table-cell>
          <table:table-cell table:number-columns-repeated="2"/>
        </table:table-row>
        <table:table-row table:style-name="ro1">
          <table:table-cell office:value-type="float" office:value="641630000" calcext:value-type="float">
            <text:p>641630000</text:p>
          </table:table-cell>
          <table:table-cell office:value-type="float" office:value="636991000" calcext:value-type="float">
            <text:p>636991000</text:p>
          </table:table-cell>
          <table:table-cell office:value-type="float" office:value="639212000" calcext:value-type="float">
            <text:p>639212000</text:p>
          </table:table-cell>
          <table:table-cell office:value-type="float" office:value="639016000" calcext:value-type="float">
            <text:p>639016000</text:p>
          </table:table-cell>
          <table:table-cell office:value-type="float" office:value="641337000" calcext:value-type="float">
            <text:p>641337000</text:p>
          </table:table-cell>
          <table:table-cell office:value-type="float" office:value="636455000" calcext:value-type="float">
            <text:p>636455000</text:p>
          </table:table-cell>
          <table:table-cell office:value-type="float" office:value="639042000" calcext:value-type="float">
            <text:p>639042000</text:p>
          </table:table-cell>
          <table:table-cell office:value-type="float" office:value="638567000" calcext:value-type="float">
            <text:p>638567000</text:p>
          </table:table-cell>
          <table:table-cell office:value-type="float" office:value="641378000" calcext:value-type="float">
            <text:p>641378000</text:p>
          </table:table-cell>
          <table:table-cell office:value-type="float" office:value="636044000" calcext:value-type="float">
            <text:p>636044000</text:p>
          </table:table-cell>
          <table:table-cell office:value-type="float" office:value="638610000" calcext:value-type="float">
            <text:p>638610000</text:p>
          </table:table-cell>
          <table:table-cell office:value-type="float" office:value="639213000" calcext:value-type="float">
            <text:p>639213000</text:p>
          </table:table-cell>
          <table:table-cell office:value-type="float" office:value="641418000" calcext:value-type="float">
            <text:p>641418000</text:p>
          </table:table-cell>
          <table:table-cell office:value-type="float" office:value="635972000" calcext:value-type="float">
            <text:p>635972000</text:p>
          </table:table-cell>
          <table:table-cell office:value-type="float" office:value="638812000" calcext:value-type="float">
            <text:p>638812000</text:p>
          </table:table-cell>
          <table:table-cell office:value-type="float" office:value="639445000" calcext:value-type="float">
            <text:p>639445000</text:p>
          </table:table-cell>
          <table:table-cell office:value-type="float" office:value="641274000" calcext:value-type="float">
            <text:p>641274000</text:p>
          </table:table-cell>
          <table:table-cell office:value-type="float" office:value="637239000" calcext:value-type="float">
            <text:p>637239000</text:p>
          </table:table-cell>
          <table:table-cell office:value-type="float" office:value="638661000" calcext:value-type="float">
            <text:p>638661000</text:p>
          </table:table-cell>
          <table:table-cell office:value-type="float" office:value="638801000" calcext:value-type="float">
            <text:p>638801000</text:p>
          </table:table-cell>
          <table:table-cell office:value-type="float" office:value="641693000" calcext:value-type="float">
            <text:p>641693000</text:p>
          </table:table-cell>
          <table:table-cell office:value-type="float" office:value="636797000" calcext:value-type="float">
            <text:p>636797000</text:p>
          </table:table-cell>
          <table:table-cell office:value-type="float" office:value="638951000" calcext:value-type="float">
            <text:p>638951000</text:p>
          </table:table-cell>
          <table:table-cell office:value-type="float" office:value="639373000" calcext:value-type="float">
            <text:p>639373000</text:p>
          </table:table-cell>
          <table:table-cell office:value-type="float" office:value="641838000" calcext:value-type="float">
            <text:p>641838000</text:p>
          </table:table-cell>
          <table:table-cell office:value-type="float" office:value="636550000" calcext:value-type="float">
            <text:p>636550000</text:p>
          </table:table-cell>
          <table:table-cell office:value-type="float" office:value="638739000" calcext:value-type="float">
            <text:p>638739000</text:p>
          </table:table-cell>
          <table:table-cell office:value-type="float" office:value="639824000" calcext:value-type="float">
            <text:p>639824000</text:p>
          </table:table-cell>
          <table:table-cell office:value-type="float" office:value="640610000" calcext:value-type="float">
            <text:p>640610000</text:p>
          </table:table-cell>
          <table:table-cell office:value-type="float" office:value="637366000" calcext:value-type="float">
            <text:p>637366000</text:p>
          </table:table-cell>
          <table:table-cell office:value-type="float" office:value="638702000" calcext:value-type="float">
            <text:p>638702000</text:p>
          </table:table-cell>
          <table:table-cell office:value-type="float" office:value="639016000" calcext:value-type="float">
            <text:p>639016000</text:p>
          </table:table-cell>
          <table:table-cell office:value-type="float" office:value="641621000" calcext:value-type="float">
            <text:p>641621000</text:p>
          </table:table-cell>
          <table:table-cell office:value-type="float" office:value="635935000" calcext:value-type="float">
            <text:p>635935000</text:p>
          </table:table-cell>
          <table:table-cell office:value-type="float" office:value="637688000" calcext:value-type="float">
            <text:p>637688000</text:p>
          </table:table-cell>
          <table:table-cell office:value-type="float" office:value="639038000" calcext:value-type="float">
            <text:p>639038000</text:p>
          </table:table-cell>
          <table:table-cell office:value-type="float" office:value="641542000" calcext:value-type="float">
            <text:p>641542000</text:p>
          </table:table-cell>
          <table:table-cell office:value-type="float" office:value="637198000" calcext:value-type="float">
            <text:p>637198000</text:p>
          </table:table-cell>
          <table:table-cell office:value-type="float" office:value="638867000" calcext:value-type="float">
            <text:p>638867000</text:p>
          </table:table-cell>
          <table:table-cell office:value-type="float" office:value="639593000" calcext:value-type="float">
            <text:p>639593000</text:p>
          </table:table-cell>
          <table:table-cell office:value-type="float" office:value="641454000" calcext:value-type="float">
            <text:p>641454000</text:p>
          </table:table-cell>
          <table:table-cell office:value-type="float" office:value="636618000" calcext:value-type="float">
            <text:p>636618000</text:p>
          </table:table-cell>
          <table:table-cell office:value-type="float" office:value="638864000" calcext:value-type="float">
            <text:p>638864000</text:p>
          </table:table-cell>
          <table:table-cell office:value-type="float" office:value="641464000" calcext:value-type="float">
            <text:p>641464000</text:p>
          </table:table-cell>
          <table:table-cell office:value-type="float" office:value="639195000" calcext:value-type="float">
            <text:p>639195000</text:p>
          </table:table-cell>
          <table:table-cell office:value-type="float" office:value="636228000" calcext:value-type="float">
            <text:p>636228000</text:p>
          </table:table-cell>
          <table:table-cell office:value-type="float" office:value="638719000" calcext:value-type="float">
            <text:p>638719000</text:p>
          </table:table-cell>
          <table:table-cell office:value-type="float" office:value="641147000" calcext:value-type="float">
            <text:p>641147000</text:p>
          </table:table-cell>
          <table:table-cell office:value-type="float" office:value="639402000" calcext:value-type="float">
            <text:p>639402000</text:p>
          </table:table-cell>
          <table:table-cell office:value-type="float" office:value="636495000" calcext:value-type="float">
            <text:p>636495000</text:p>
          </table:table-cell>
          <table:table-cell office:value-type="float" office:value="638779000" calcext:value-type="float">
            <text:p>638779000</text:p>
          </table:table-cell>
          <table:table-cell office:value-type="float" office:value="640807000" calcext:value-type="float">
            <text:p>640807000</text:p>
          </table:table-cell>
          <table:table-cell office:value-type="float" office:value="638796000" calcext:value-type="float">
            <text:p>638796000</text:p>
          </table:table-cell>
          <table:table-cell office:value-type="float" office:value="636791000" calcext:value-type="float">
            <text:p>636791000</text:p>
          </table:table-cell>
          <table:table-cell office:value-type="float" office:value="638475000" calcext:value-type="float">
            <text:p>638475000</text:p>
          </table:table-cell>
          <table:table-cell office:value-type="float" office:value="641674000" calcext:value-type="float">
            <text:p>641674000</text:p>
          </table:table-cell>
          <table:table-cell office:value-type="float" office:value="636706000" calcext:value-type="float">
            <text:p>636706000</text:p>
          </table:table-cell>
          <table:table-cell office:value-type="float" office:value="639084000" calcext:value-type="float">
            <text:p>639084000</text:p>
          </table:table-cell>
          <table:table-cell office:value-type="float" office:value="639411000" calcext:value-type="float">
            <text:p>639411000</text:p>
          </table:table-cell>
          <table:table-cell office:value-type="float" office:value="641225000" calcext:value-type="float">
            <text:p>641225000</text:p>
          </table:table-cell>
          <table:table-cell office:value-type="float" office:value="636720000" calcext:value-type="float">
            <text:p>636720000</text:p>
          </table:table-cell>
          <table:table-cell office:value-type="float" office:value="639070000" calcext:value-type="float">
            <text:p>639070000</text:p>
          </table:table-cell>
          <table:table-cell office:value-type="float" office:value="638789000" calcext:value-type="float">
            <text:p>638789000</text:p>
          </table:table-cell>
          <table:table-cell office:value-type="float" office:value="641251000" calcext:value-type="float">
            <text:p>641251000</text:p>
          </table:table-cell>
          <table:table-cell office:value-type="float" office:value="636882000" calcext:value-type="float">
            <text:p>636882000</text:p>
          </table:table-cell>
          <table:table-cell office:value-type="float" office:value="639171000" calcext:value-type="float">
            <text:p>639171000</text:p>
          </table:table-cell>
          <table:table-cell office:value-type="float" office:value="638493000" calcext:value-type="float">
            <text:p>638493000</text:p>
          </table:table-cell>
          <table:table-cell office:value-type="float" office:value="641854000" calcext:value-type="float">
            <text:p>641854000</text:p>
          </table:table-cell>
          <table:table-cell office:value-type="float" office:value="636366000" calcext:value-type="float">
            <text:p>636366000</text:p>
          </table:table-cell>
          <table:table-cell office:value-type="float" office:value="638903000" calcext:value-type="float">
            <text:p>638903000</text:p>
          </table:table-cell>
          <table:table-cell office:value-type="float" office:value="639085000" calcext:value-type="float">
            <text:p>639085000</text:p>
          </table:table-cell>
          <table:table-cell office:value-type="float" office:value="641182000" calcext:value-type="float">
            <text:p>641182000</text:p>
          </table:table-cell>
          <table:table-cell office:value-type="float" office:value="636896000" calcext:value-type="float">
            <text:p>636896000</text:p>
          </table:table-cell>
          <table:table-cell office:value-type="float" office:value="639584000" calcext:value-type="float">
            <text:p>639584000</text:p>
          </table:table-cell>
          <table:table-cell office:value-type="float" office:value="638540000" calcext:value-type="float">
            <text:p>638540000</text:p>
          </table:table-cell>
          <table:table-cell office:value-type="float" office:value="641315000" calcext:value-type="float">
            <text:p>641315000</text:p>
          </table:table-cell>
          <table:table-cell office:value-type="float" office:value="636782000" calcext:value-type="float">
            <text:p>636782000</text:p>
          </table:table-cell>
          <table:table-cell office:value-type="float" office:value="638931000" calcext:value-type="float">
            <text:p>638931000</text:p>
          </table:table-cell>
          <table:table-cell office:value-type="float" office:value="638199000" calcext:value-type="float">
            <text:p>638199000</text:p>
          </table:table-cell>
          <table:table-cell table:number-columns-repeated="262"/>
          <table:table-cell office:value-type="float" office:value="642500000" calcext:value-type="float">
            <text:p>642500000</text:p>
          </table:table-cell>
          <table:table-cell/>
          <table:table-cell table:formula="of:=STDEV([.MD4:.MD6])" office:value-type="float" office:value="744389.906791685" calcext:value-type="float">
            <text:p>7.444E+05</text:p>
          </table:table-cell>
        </table:table-row>
        <table:table-row table:style-name="ro1" table:number-rows-repeated="1048569">
          <table:table-cell table:number-columns-repeated="344"/>
        </table:table-row>
        <table:table-row table:style-name="ro1">
          <table:table-cell table:number-columns-repeated="3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8T14:41:51.513049099</dc:date>
    <meta:editing-duration>PT4M37S</meta:editing-duration>
    <meta:editing-cycles>1</meta:editing-cycles>
    <meta:document-statistic meta:table-count="1" meta:cell-count="781" meta:object-count="0"/>
    <meta:generator>LibreOffice/5.1.6.2$Linux_X86_64 LibreOffice_project/10m0$Build-2</meta:generator>
  </office:meta>
</office:document-meta>
</file>